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D085463572746166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D085463572746166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D085463572746166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1.0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e7e7e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7e7e7"/>
    </style:style>
    <style:style style:name="ce8" style:family="table-cell" style:parent-style-name="Default">
      <style:table-cell-properties fo:background-color="#e7e7e7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e7e7e7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ackground-color="#e7e7e7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7e7e7" fo:border="0.74pt solid #000000"/>
      <style:text-properties fo:font-weight="normal" style:font-weight-asian="normal" style:font-weight-complex="normal"/>
    </style:style>
    <style:style style:name="ce20" style:family="table-cell" style:parent-style-name="Default" style:data-style-name="N2">
      <style:table-cell-properties fo:background-color="#e7e7e7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7e7e7" fo:border="0.74pt solid #000000"/>
    </style:style>
    <style:style style:name="ce4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7e7e7" fo:border="0.74pt solid #000000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dddddd" fo:border="0.74pt solid #000000"/>
    </style:style>
    <style:style style:name="ce21" style:family="table-cell" style:parent-style-name="Default">
      <style:table-cell-properties fo:background-color="#e7e7e7" fo:border="0.74pt solid #000000"/>
    </style:style>
    <style:style style:name="ce7" style:family="table-cell" style:parent-style-name="Default">
      <style:table-cell-properties fo:background-color="#ffffff" fo:border="0.74pt solid #000000"/>
    </style:style>
    <style:style style:name="ce33" style:family="table-cell" style:parent-style-name="Default">
      <style:table-cell-properties fo:border-bottom="0.74pt solid #000000" fo:background-color="#e7e7e7" fo:border-left="none" fo:border-right="none" fo:border-top="0.74pt solid #000000"/>
    </style:style>
    <style:style style:name="ce27" style:family="table-cell" style:parent-style-name="Default" style:data-style-name="N107">
      <style:table-cell-properties fo:background-color="#e7e7e7" fo:border="0.74pt solid #000000"/>
    </style:style>
    <style:style style:name="ce37" style:family="table-cell" style:parent-style-name="Default" style:data-style-name="N107">
      <style:table-cell-properties fo:background-color="#e7e7e7" style:text-align-source="fix" style:repeat-content="false" fo:border="0.74pt solid #000000"/>
      <style:paragraph-properties fo:text-align="end" fo:margin-left="0in"/>
    </style:style>
    <style:style style:name="ce38" style:family="table-cell" style:parent-style-name="Default" style:data-style-name="N2">
      <style:table-cell-properties fo:background-color="#e7e7e7" style:text-align-source="fix" style:repeat-content="false" fo:border="0.74pt solid #000000"/>
      <style:paragraph-properties fo:text-align="end" fo:margin-left="0in"/>
    </style:style>
    <style:style style:name="ce28" style:family="table-cell" style:parent-style-name="Default" style:data-style-name="N109">
      <style:table-cell-properties fo:background-color="#e7e7e7" fo:border="0.74pt solid #000000"/>
      <style:text-properties fo:font-weight="bold" style:font-weight-asian="bold" style:font-weight-complex="bold"/>
    </style:style>
    <style:style style:name="ce29" style:family="table-cell" style:parent-style-name="Default" style:data-style-name="N109">
      <style:table-cell-properties fo:background-color="#e7e7e7" fo:border="0.74pt solid #000000"/>
    </style:style>
    <style:style style:name="ce30" style:family="table-cell" style:parent-style-name="Default" style:data-style-name="N1">
      <style:table-cell-properties fo:background-color="#e7e7e7" fo:border="0.74pt solid #000000"/>
    </style:style>
    <style:style style:name="ce42" style:family="table-cell" style:parent-style-name="Default" style:data-style-name="N2">
      <style:table-cell-properties fo:background-color="#e7e7e7" fo:border="0.74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7e7e7" fo:border="0.74pt solid #000000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7e7e7" fo:border="0.74pt solid #000000"/>
    </style:style>
    <style:style style:name="ce12" style:family="table-cell" style:parent-style-name="Default" style:data-style-name="N107">
      <style:table-cell-properties fo:background-color="#e7e7e7"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000000" fo:background-color="#e7e7e7" fo:border-left="none" fo:border-right="0.74pt solid #000000" fo:border-top="0.74pt solid #000000"/>
    </style:style>
    <style:style style:name="ce52" style:family="table-cell" style:parent-style-name="Default">
      <style:table-cell-properties fo:border-bottom="none" fo:background-color="#e7e7e7" fo:border-left="0.74pt solid #000000" fo:border-right="none" fo:border-top="none"/>
    </style:style>
    <style:style style:name="ce53" style:family="table-cell" style:parent-style-name="Default" style:data-style-name="N107">
      <style:table-cell-properties fo:background-color="#e7e7e7" style:text-align-source="fix" style:repeat-content="false" fo:border="none"/>
      <style:paragraph-properties fo:text-align="end" fo:margin-left="0in"/>
    </style:style>
    <style:style style:name="ce54" style:family="table-cell" style:parent-style-name="Default" style:data-style-name="N2">
      <style:table-cell-properties fo:background-color="#e7e7e7" style:text-align-source="fix" style:repeat-content="false" fo:border="none"/>
      <style:paragraph-properties fo:text-align="end" fo:margin-left="0in"/>
    </style:style>
    <style:style style:name="ce55" style:family="table-cell" style:parent-style-name="Default">
      <style:table-cell-properties fo:background-color="#e7e7e7" fo:border="none"/>
    </style:style>
    <style:style style:name="ce56" style:family="table-cell" style:parent-style-name="Default" style:data-style-name="N109">
      <style:table-cell-properties fo:background-color="#e7e7e7" fo:border="none"/>
      <style:text-properties fo:font-weight="bold" style:font-weight-asian="bold" style:font-weight-complex="bold"/>
    </style:style>
    <style:style style:name="ce57" style:family="table-cell" style:parent-style-name="Default" style:data-style-name="N109">
      <style:table-cell-properties fo:background-color="#e7e7e7" fo:border="none"/>
    </style:style>
    <style:style style:name="ce58" style:family="table-cell" style:parent-style-name="Default" style:data-style-name="N109">
      <style:table-cell-properties fo:border-bottom="none" fo:background-color="#e7e7e7" fo:border-left="0.74pt solid #000000" fo:border-right="none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109">
      <style:table-cell-properties fo:border-bottom="none" fo:background-color="#e7e7e7" fo:border-left="0.74pt solid #000000" fo:border-right="none" fo:border-top="none"/>
    </style:style>
    <style:style style:name="ce60" style:family="table-cell" style:parent-style-name="Default" style:data-style-name="N1">
      <style:table-cell-properties fo:border-bottom="none" fo:background-color="#e7e7e7" fo:border-left="0.74pt solid #000000" fo:border-right="none" fo:border-top="none"/>
    </style:style>
    <style:style style:name="ce61" style:family="table-cell" style:parent-style-name="Default" style:data-style-name="N1">
      <style:table-cell-properties fo:border-bottom="none" fo:background-color="#e7e7e7" fo:border-left="0.74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order-bottom="none" fo:background-color="#e7e7e7" fo:border-left="0.74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order-bottom="none" fo:background-color="#e7e7e7" fo:border-left="0.74pt solid #000000" fo:border-right="none" fo:border-top="none"/>
      <style:text-properties fo:font-weight="normal" style:font-weight-asian="normal" style:font-weight-complex="normal"/>
    </style:style>
    <style:style style:name="ce64" style:family="table-cell" style:parent-style-name="Default" style:data-style-name="N109">
      <style:table-cell-properties fo:background-color="#e7e7e7" fo:border="0.74pt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">
      <style:table-cell-properties fo:background-color="#e7e7e7" fo:border="none"/>
    </style:style>
    <style:style style:name="ce66" style:family="table-cell" style:parent-style-name="Default" style:data-style-name="N1">
      <style:table-cell-properties fo:background-color="#e7e7e7" fo:border="none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fo:background-color="#e7e7e7" fo:border="none"/>
      <style:text-properties fo:font-weight="bold" style:font-weight-asian="bold" style:font-weight-complex="bold"/>
    </style:style>
    <style:style style:name="ce68" style:family="table-cell" style:parent-style-name="Default" style:data-style-name="N109">
      <style:table-cell-properties fo:background-color="#e7e7e7" fo:border="none"/>
      <style:text-properties fo:font-weight="normal" style:font-weight-asian="normal" style:font-weight-complex="normal"/>
    </style:style>
    <style:style style:name="ce69" style:family="table-cell" style:parent-style-name="Default" style:data-style-name="N2">
      <style:table-cell-properties fo:background-color="#e7e7e7" fo:border="none"/>
      <style:text-properties fo:font-weight="normal" style:font-weight-asian="normal" style:font-weight-complex="normal"/>
    </style:style>
    <style:style style:name="ce70" style:family="table-cell" style:parent-style-name="Default" style:data-style-name="N3">
      <style:table-cell-properties fo:background-color="#e7e7e7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aleurs" table:style-name="ta1">
        <table:table-column table:style-name="co1" table:default-cell-style-name="ce2"/>
        <table:table-column table:style-name="co2" table:number-columns-repeated="16383" table:default-cell-style-name="ce2"/>
        <table:table-row table:style-name="ro1">
          <table:table-cell table:style-name="ce1" office:value-type="string" calcext:value-type="string">
            <text:p>CAMERA OBSCURA Calcul des valeurs optiqu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 table:number-columns-spanned="2" table:number-rows-spanned="1">
            <text:p>Système</text:p>
          </table:table-cell>
          <table:covered-table-cell table:style-name="ce15"/>
          <table:table-cell/>
          <table:table-cell table:style-name="ce9" office:value-type="string" calcext:value-type="string" table:number-columns-spanned="3" table:number-rows-spanned="1">
            <text:p>Angles de champ</text:p>
          </table:table-cell>
          <table:covered-table-cell table:number-columns-repeated="2" table:style-name="ce15"/>
          <table:table-cell table:number-columns-repeated="16378"/>
        </table:table-row>
        <table:table-row table:style-name="ro1">
          <table:table-cell table:style-name="ce8" office:value-type="string" calcext:value-type="string">
            <text:p>Ratio</text:p>
          </table:table-cell>
          <table:table-cell table:style-name="ce4" office:value-type="float" office:value="1.37" calcext:value-type="float">
            <text:p>1,37</text:p>
          </table:table-cell>
          <table:table-cell/>
          <table:table-cell table:style-name="ce21" office:value-type="string" calcext:value-type="string">
            <text:p>angle</text:p>
          </table:table-cell>
          <table:table-cell table:style-name="ce21" office:value-type="string" calcext:value-type="string">
            <text:p>radian</text:p>
          </table:table-cell>
          <table:table-cell table:style-name="ce21" office:value-type="string" calcext:value-type="string">
            <text:p>degré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Largeur écran</text:p>
          </table:table-cell>
          <table:table-cell table:style-name="ce4" office:value-type="float" office:value="1800" calcext:value-type="float">
            <text:p>1800</text:p>
          </table:table-cell>
          <table:table-cell/>
          <table:table-cell table:style-name="ce8" office:value-type="string" calcext:value-type="string">
            <text:p>horizontal</text:p>
          </table:table-cell>
          <table:table-cell table:style-name="ce10" table:formula="of:=ATAN(([.B5]/2)/[.B8])*2" office:value-type="float" office:value="0.792882566436883" calcext:value-type="float">
            <text:p>0,79</text:p>
          </table:table-cell>
          <table:table-cell table:style-name="ce12" table:formula="of:=DEGREES([.E5])" office:value-type="float" office:value="45.4288247063345" calcext:value-type="float">
            <text:p><text:s/>45,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Hauteur écran</text:p>
          </table:table-cell>
          <table:table-cell table:style-name="ce6" table:formula="of:=[.B5]/[.B4]" office:value-type="float" office:value="1313.86861313869" calcext:value-type="float">
            <text:p>1314</text:p>
          </table:table-cell>
          <table:table-cell/>
          <table:table-cell table:style-name="ce21" office:value-type="string" calcext:value-type="string">
            <text:p>horizontal t-</text:p>
          </table:table-cell>
          <table:table-cell table:style-name="ce10" table:formula="of:=ATAN(([.B5]/2)/[.B9])*2" office:value-type="float" office:value="0.864815551141076" calcext:value-type="float">
            <text:p>0,86</text:p>
          </table:table-cell>
          <table:table-cell table:style-name="ce27" table:formula="of:=DEGREES([.E6])" office:value-type="float" office:value="49.5502811376638" calcext:value-type="float">
            <text:p><text:s/>49,6</text:p>
          </table:table-cell>
          <table:table-cell table:number-columns-repeated="16378"/>
        </table:table-row>
        <table:table-row table:style-name="ro1">
          <table:table-cell table:style-name="ce11" office:value-type="string" calcext:value-type="string">
            <text:p>Diagonale écran</text:p>
          </table:table-cell>
          <table:table-cell table:style-name="ce25" table:formula="of:=SQRT([.B5]^2+[.B6]^2)" office:value-type="float" office:value="2228.50863417465" calcext:value-type="float">
            <text:p>2229</text:p>
          </table:table-cell>
          <table:table-cell/>
          <table:table-cell table:style-name="ce21" office:value-type="string" calcext:value-type="string">
            <text:p>horizontal t+</text:p>
          </table:table-cell>
          <table:table-cell table:style-name="ce10" table:formula="of:=ATAN(([.B5]/2)/[.B10])*2" office:value-type="float" office:value="0.731494602524689" calcext:value-type="float">
            <text:p>0,73</text:p>
          </table:table-cell>
          <table:table-cell table:style-name="ce27" table:formula="of:=DEGREES([.E7])" office:value-type="float" office:value="41.9115534612644" calcext:value-type="float">
            <text:p><text:s/>41,9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</text:p>
          </table:table-cell>
          <table:table-cell table:style-name="ce4" office:value-type="float" office:value="2150" calcext:value-type="float">
            <text:p>2150</text:p>
          </table:table-cell>
          <table:table-cell/>
          <table:table-cell table:style-name="ce8" office:value-type="string" calcext:value-type="string">
            <text:p>vertical</text:p>
          </table:table-cell>
          <table:table-cell table:style-name="ce10" table:formula="of:=ATAN(([.B6]/2)/[.B8])*2" office:value-type="float" office:value="0.593082992839672" calcext:value-type="float">
            <text:p>0,59</text:p>
          </table:table-cell>
          <table:table-cell table:style-name="ce12" table:formula="of:=DEGREES([.E8])" office:value-type="float" office:value="33.9811523907008" calcext:value-type="float">
            <text:p><text:s/>34,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 min (t-)</text:p>
          </table:table-cell>
          <table:table-cell table:style-name="ce21" table:formula="of:=[.B8]-[.B11]/2" office:value-type="float" office:value="1950" calcext:value-type="float">
            <text:p>1950</text:p>
          </table:table-cell>
          <table:table-cell/>
          <table:table-cell table:style-name="ce21" office:value-type="string" calcext:value-type="string">
            <text:p>vertical t-</text:p>
          </table:table-cell>
          <table:table-cell table:style-name="ce10" table:formula="of:=ATAN(([.B6]/2)/[.B9])*2" office:value-type="float" office:value="0.649895164074135" calcext:value-type="float">
            <text:p>0,65</text:p>
          </table:table-cell>
          <table:table-cell table:style-name="ce27" table:formula="of:=DEGREES([.E9])" office:value-type="float" office:value="37.2362500274101" calcext:value-type="float">
            <text:p><text:s/>37,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irage max (t+)</text:p>
          </table:table-cell>
          <table:table-cell table:style-name="ce21" table:formula="of:=[.B8]+[.B11]/2" office:value-type="float" office:value="2350" calcext:value-type="float">
            <text:p>2350</text:p>
          </table:table-cell>
          <table:table-cell/>
          <table:table-cell table:style-name="ce21" office:value-type="string" calcext:value-type="string">
            <text:p>vertical t+</text:p>
          </table:table-cell>
          <table:table-cell table:style-name="ce10" table:formula="of:=ATAN(([.B6]/2)/[.B10])*2" office:value-type="float" office:value="0.545176271266943" calcext:value-type="float">
            <text:p>0,55</text:p>
          </table:table-cell>
          <table:table-cell table:style-name="ce27" table:formula="of:=DEGREES([.E10])" office:value-type="float" office:value="31.2362994342751" calcext:value-type="float">
            <text:p><text:s/>31,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Amplitude (amp)</text:p>
          </table:table-cell>
          <table:table-cell table:style-name="ce7" office:value-type="float" office:value="400" calcext:value-type="float">
            <text:p>400</text:p>
          </table:table-cell>
          <table:table-cell/>
          <table:table-cell table:style-name="ce8" office:value-type="string" calcext:value-type="string">
            <text:p>diagonal</text:p>
          </table:table-cell>
          <table:table-cell table:style-name="ce10" table:formula="of:=ATAN(([.$B$7]/2)/[.B8])*2" office:value-type="float" office:value="0.956293904746461" calcext:value-type="float">
            <text:p>0,96</text:p>
          </table:table-cell>
          <table:table-cell table:style-name="ce12" table:formula="of:=DEGREES([.E11])" office:value-type="float" office:value="54.7916047160578" calcext:value-type="float">
            <text:p><text:s/>54,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dC</text:p>
          </table:table-cell>
          <table:table-cell table:style-name="ce7" office:value-type="float" office:value="0.5" calcext:value-type="float">
            <text:p>0,5</text:p>
          </table:table-cell>
          <table:table-cell/>
          <table:table-cell table:style-name="ce21" office:value-type="string" calcext:value-type="string">
            <text:p>diagonal t-</text:p>
          </table:table-cell>
          <table:table-cell table:style-name="ce10" table:formula="of:=ATAN(([.$B$7]/2)/[.B9])*2" office:value-type="float" office:value="1.03826795277878" calcext:value-type="float">
            <text:p>1,04</text:p>
          </table:table-cell>
          <table:table-cell table:style-name="ce27" table:formula="of:=DEGREES([.E12])" office:value-type="float" office:value="59.4883716979124" calcext:value-type="float">
            <text:p><text:s/>59,5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1" office:value-type="string" calcext:value-type="string">
            <text:p>diagonal t+</text:p>
          </table:table-cell>
          <table:table-cell table:style-name="ce10" table:formula="of:=ATAN(([.$B$7]/2)/[.B10])*2" office:value-type="float" office:value="0.885510431161438" calcext:value-type="float">
            <text:p>0,89</text:p>
          </table:table-cell>
          <table:table-cell table:style-name="ce27" table:formula="of:=DEGREES([.E13])" office:value-type="float" office:value="50.7360104203602" calcext:value-type="float">
            <text:p><text:s/>50,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Identité de la lentille</text:p>
          </table:table-cell>
          <table:table-cell table:style-name="ce33" table:number-columns-repeated="7"/>
          <table:table-cell table:style-name="ce46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Focale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Diametre</text:p>
          </table:table-cell>
          <table:table-cell table:number-columns-repeated="9" table:style-name="ce7" office:value-type="float" office:value="154" calcext:value-type="float">
            <text:p>154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Vergence</text:p>
          </table:table-cell>
          <table:table-cell table:style-name="ce27" table:formula="of:=1/([.B16]/1000)" office:value-type="float" office:value="0.444444444444444" calcext:value-type="float">
            <text:p><text:s/>0,4</text:p>
          </table:table-cell>
          <table:table-cell table:style-name="ce27" table:formula="of:=1/([.C16]/1000)" office:value-type="float" office:value="0.5" calcext:value-type="float">
            <text:p><text:s/>0,5</text:p>
          </table:table-cell>
          <table:table-cell table:style-name="ce27" table:formula="of:=1/([.D16]/1000)" office:value-type="float" office:value="0.555555555555556" calcext:value-type="float">
            <text:p><text:s/>0,6</text:p>
          </table:table-cell>
          <table:table-cell table:style-name="ce27" table:formula="of:=1/([.E16]/1000)" office:value-type="float" office:value="0.666666666666667" calcext:value-type="float">
            <text:p><text:s/>0,7</text:p>
          </table:table-cell>
          <table:table-cell table:style-name="ce27" table:formula="of:=1/([.F16]/1000)" office:value-type="float" office:value="0.833333333333333" calcext:value-type="float">
            <text:p><text:s/>0,8</text:p>
          </table:table-cell>
          <table:table-cell table:style-name="ce27" table:formula="of:=1/([.G16]/1000)" office:value-type="float" office:value="1" calcext:value-type="float">
            <text:p><text:s/>1,0</text:p>
          </table:table-cell>
          <table:table-cell table:style-name="ce27" table:formula="of:=1/([.H16]/1000)" office:value-type="float" office:value="1.33333333333333" calcext:value-type="float">
            <text:p><text:s/>1,3</text:p>
          </table:table-cell>
          <table:table-cell table:style-name="ce27" table:formula="of:=1/([.I16]/1000)" office:value-type="float" office:value="1.51515151515152" calcext:value-type="float">
            <text:p><text:s/>1,5</text:p>
          </table:table-cell>
          <table:table-cell table:style-name="ce27" table:formula="of:=1/([.J16]/1000)" office:value-type="float" office:value="1.5625" calcext:value-type="float">
            <text:p><text:s/>1,6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Ouverture</text:p>
          </table:table-cell>
          <table:table-cell table:style-name="ce27" table:formula="of:=[.B16]/[.B17]" office:value-type="float" office:value="14.6103896103896" calcext:value-type="float">
            <text:p><text:s/>14,6</text:p>
          </table:table-cell>
          <table:table-cell table:style-name="ce27" table:formula="of:=[.C16]/[.C17]" office:value-type="float" office:value="12.987012987013" calcext:value-type="float">
            <text:p><text:s/>13,0</text:p>
          </table:table-cell>
          <table:table-cell table:style-name="ce27" table:formula="of:=[.D16]/[.D17]" office:value-type="float" office:value="11.6883116883117" calcext:value-type="float">
            <text:p><text:s/>11,7</text:p>
          </table:table-cell>
          <table:table-cell table:style-name="ce27" table:formula="of:=[.E16]/[.E17]" office:value-type="float" office:value="9.74025974025974" calcext:value-type="float">
            <text:p><text:s/>9,7</text:p>
          </table:table-cell>
          <table:table-cell table:style-name="ce27" table:formula="of:=[.F16]/[.F17]" office:value-type="float" office:value="7.79220779220779" calcext:value-type="float">
            <text:p><text:s/>7,8</text:p>
          </table:table-cell>
          <table:table-cell table:style-name="ce27" table:formula="of:=[.G16]/[.G17]" office:value-type="float" office:value="6.49350649350649" calcext:value-type="float">
            <text:p><text:s/>6,5</text:p>
          </table:table-cell>
          <table:table-cell table:style-name="ce27" table:formula="of:=[.H16]/[.H17]" office:value-type="float" office:value="4.87012987012987" calcext:value-type="float">
            <text:p><text:s/>4,9</text:p>
          </table:table-cell>
          <table:table-cell table:style-name="ce27" table:formula="of:=[.I16]/[.I17]" office:value-type="float" office:value="4.28571428571429" calcext:value-type="float">
            <text:p><text:s/>4,3</text:p>
          </table:table-cell>
          <table:table-cell table:style-name="ce27" table:formula="of:=[.J16]/[.J17]" office:value-type="float" office:value="4.15584415584416" calcext:value-type="float">
            <text:p><text:s/>4,2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Ouverture conv</text:p>
          </table:table-cell>
          <table:table-cell table:style-name="ce37" table:formula="of:=COM.MICROSOFT.TEXTJOIN(&quot;&quot;; ;&quot;f/&quot;;INDEX([$ouverture.$A$2:$ouverture.$A$18];MATCH([.B19];[$ouverture.$A$2:$ouverture.$A$18])))" office:value-type="string" office:string-value="f/11" calcext:value-type="string">
            <text:p>f/11</text:p>
          </table:table-cell>
          <table:table-cell table:style-name="ce37" table:formula="of:=COM.MICROSOFT.TEXTJOIN(&quot;&quot;; ;&quot;f/&quot;;INDEX([$ouverture.$A$2:$ouverture.$A$18];MATCH([.C19];[$ouverture.$A$2:$ouverture.$A$18])))" office:value-type="string" office:string-value="f/11" calcext:value-type="string">
            <text:p>f/11</text:p>
          </table:table-cell>
          <table:table-cell table:style-name="ce37" table:formula="of:=COM.MICROSOFT.TEXTJOIN(&quot;&quot;; ;&quot;f/&quot;;INDEX([$ouverture.$A$2:$ouverture.$A$18];MATCH([.D19];[$ouverture.$A$2:$ouverture.$A$18])))" office:value-type="string" office:string-value="f/11" calcext:value-type="string">
            <text:p>f/11</text:p>
          </table:table-cell>
          <table:table-cell table:style-name="ce37" table:formula="of:=COM.MICROSOFT.TEXTJOIN(&quot;&quot;; ;&quot;f/&quot;;INDEX([$ouverture.$A$2:$ouverture.$A$18];MATCH([.E19];[$ouverture.$A$2:$ouverture.$A$18])))" office:value-type="string" office:string-value="f/8" calcext:value-type="string">
            <text:p>f/8</text:p>
          </table:table-cell>
          <table:table-cell table:style-name="ce37" table:formula="of:=COM.MICROSOFT.TEXTJOIN(&quot;&quot;; ;&quot;f/&quot;;INDEX([$ouverture.$A$2:$ouverture.$A$18];MATCH([.F19];[$ouverture.$A$2:$ouverture.$A$18])))" office:value-type="string" office:string-value="f/5,6" calcext:value-type="string">
            <text:p>f/5,6</text:p>
          </table:table-cell>
          <table:table-cell table:style-name="ce37" table:formula="of:=COM.MICROSOFT.TEXTJOIN(&quot;&quot;; ;&quot;f/&quot;;INDEX([$ouverture.$A$2:$ouverture.$A$18];MATCH([.G19];[$ouverture.$A$2:$ouverture.$A$18])))" office:value-type="string" office:string-value="f/5,6" calcext:value-type="string">
            <text:p>f/5,6</text:p>
          </table:table-cell>
          <table:table-cell table:style-name="ce37" table:formula="of:=COM.MICROSOFT.TEXTJOIN(&quot;&quot;; ;&quot;f/&quot;;INDEX([$ouverture.$A$2:$ouverture.$A$18];MATCH([.H19];[$ouverture.$A$2:$ouverture.$A$18])))" office:value-type="string" office:string-value="f/4" calcext:value-type="string">
            <text:p>f/4</text:p>
          </table:table-cell>
          <table:table-cell table:style-name="ce37" table:formula="of:=COM.MICROSOFT.TEXTJOIN(&quot;&quot;; ;&quot;f/&quot;;INDEX([$ouverture.$A$2:$ouverture.$A$18];MATCH([.I19];[$ouverture.$A$2:$ouverture.$A$18])))" office:value-type="string" office:string-value="f/4" calcext:value-type="string">
            <text:p>f/4</text:p>
          </table:table-cell>
          <table:table-cell table:style-name="ce37" table:formula="of:=COM.MICROSOFT.TEXTJOIN(&quot;&quot;; ;&quot;f/&quot;;INDEX([$ouverture.$A$2:$ouverture.$A$18];MATCH([.J19];[$ouverture.$A$2:$ouverture.$A$18])))" office:value-type="string" office:string-value="f/4" calcext:value-type="string">
            <text:p>f/4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Facteur d’éclairage</text:p>
          </table:table-cell>
          <table:table-cell table:style-name="ce38" table:formula="of:=(PI()/4)*(1/[.B$19])*(([.B$16]^2)/([.$B8]^2))*10" office:value-type="float" office:value="0.588730045683539" calcext:value-type="float">
            <text:p>0,59</text:p>
          </table:table-cell>
          <table:table-cell table:style-name="ce38" table:formula="of:=(PI()/4)*(1/[.C$19])*(([.C$16]^2)/([.$B8]^2))*10" office:value-type="float" office:value="0.523315596163146" calcext:value-type="float">
            <text:p>0,52</text:p>
          </table:table-cell>
          <table:table-cell table:style-name="ce38" table:formula="of:=(PI()/4)*(1/[.D$19])*(([.D$16]^2)/([.$B8]^2))*10" office:value-type="float" office:value="0.470984036546831" calcext:value-type="float">
            <text:p>0,47</text:p>
          </table:table-cell>
          <table:table-cell table:style-name="ce38" table:formula="of:=(PI()/4)*(1/[.E$19])*(([.E$16]^2)/([.$B8]^2))*10" office:value-type="float" office:value="0.392486697122359" calcext:value-type="float">
            <text:p>0,39</text:p>
          </table:table-cell>
          <table:table-cell table:style-name="ce38" table:formula="of:=(PI()/4)*(1/[.F$19])*(([.F$16]^2)/([.$B8]^2))*10" office:value-type="float" office:value="0.313989357697887" calcext:value-type="float">
            <text:p>0,31</text:p>
          </table:table-cell>
          <table:table-cell table:style-name="ce38" table:formula="of:=(PI()/4)*(1/[.G$19])*(([.G$16]^2)/([.$B8]^2))*10" office:value-type="float" office:value="0.261657798081573" calcext:value-type="float">
            <text:p>0,26</text:p>
          </table:table-cell>
          <table:table-cell table:style-name="ce38" table:formula="of:=(PI()/4)*(1/[.H$19])*(([.H$16]^2)/([.$B8]^2))*10" office:value-type="float" office:value="0.19624334856118" calcext:value-type="float">
            <text:p>0,20</text:p>
          </table:table-cell>
          <table:table-cell table:style-name="ce38" table:formula="of:=(PI()/4)*(1/[.I$19])*(([.I$16]^2)/([.$B8]^2))*10" office:value-type="float" office:value="0.172694146733838" calcext:value-type="float">
            <text:p>0,17</text:p>
          </table:table-cell>
          <table:table-cell table:style-name="ce38" table:formula="of:=(PI()/4)*(1/[.J$19])*(([.J$16]^2)/([.$B8]^2))*10" office:value-type="float" office:value="0.167460990772207" calcext:value-type="float">
            <text:p>0,17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Distances objet</text:p>
          </table:table-cell>
          <table:table-cell table:style-name="ce33" table:number-columns-repeated="7"/>
          <table:table-cell table:style-name="ce46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Ditance objet-lentille</text:p>
          </table:table-cell>
          <table:table-cell table:style-name="ce28" table:formula="of:=IF(1/(1/[.B$16]-1/[.$B8])&lt;0;NA();1/(1/[.B$16]-1/[.$B8]))" office:value-type="string" office:string-value="" calcext:value-type="error">
            <text:p>#N/A</text:p>
          </table:table-cell>
          <table:table-cell table:style-name="ce28" table:formula="of:=IF(1/(1/[.C$16]-1/[.$B8])&lt;0;NA();1/(1/[.C$16]-1/[.$B8]))" office:value-type="float" office:value="28666.6666666667" calcext:value-type="float">
            <text:p>28 667</text:p>
          </table:table-cell>
          <table:table-cell table:style-name="ce28" table:formula="of:=IF(1/(1/[.D$16]-1/[.$B8])&lt;0;NA();1/(1/[.D$16]-1/[.$B8]))" office:value-type="float" office:value="11057.1428571429" calcext:value-type="float">
            <text:p>11 057</text:p>
          </table:table-cell>
          <table:table-cell table:style-name="ce28" table:formula="of:=IF(1/(1/[.E$16]-1/[.$B8])&lt;0;NA();1/(1/[.E$16]-1/[.$B8]))" office:value-type="float" office:value="4961.53846153846" calcext:value-type="float">
            <text:p>4 962</text:p>
          </table:table-cell>
          <table:table-cell table:style-name="ce28" table:formula="of:=IF(1/(1/[.F$16]-1/[.$B8])&lt;0;NA();1/(1/[.F$16]-1/[.$B8]))" office:value-type="float" office:value="2715.78947368421" calcext:value-type="float">
            <text:p>2 716</text:p>
          </table:table-cell>
          <table:table-cell table:style-name="ce28" table:formula="of:=IF(1/(1/[.G$16]-1/[.$B8])&lt;0;NA();1/(1/[.G$16]-1/[.$B8]))" office:value-type="float" office:value="1869.5652173913" calcext:value-type="float">
            <text:p>1 870</text:p>
          </table:table-cell>
          <table:table-cell table:style-name="ce28" table:formula="of:=IF(1/(1/[.H$16]-1/[.$B8])&lt;0;NA();1/(1/[.H$16]-1/[.$B8]))" office:value-type="float" office:value="1151.78571428571" calcext:value-type="float">
            <text:p>1 152</text:p>
          </table:table-cell>
          <table:table-cell table:style-name="ce28" table:formula="of:=IF(1/(1/[.I$16]-1/[.$B8])&lt;0;NA();1/(1/[.I$16]-1/[.$B8]))" office:value-type="float" office:value="952.348993288591" calcext:value-type="float">
            <text:p><text:s/>952</text:p>
          </table:table-cell>
          <table:table-cell table:style-name="ce28" table:formula="of:=IF(1/(1/[.J$16]-1/[.$B8])&lt;0;NA();1/(1/[.J$16]-1/[.$B8]))" office:value-type="float" office:value="911.258278145695" calcext:value-type="float">
            <text:p><text:s/>911</text:p>
          </table:table-cell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tance objet-lentille </text:span>t-</text:p>
          </table:table-cell>
          <table:table-cell table:style-name="ce29" table:formula="of:=IF(1/(1/[.B$16]-1/[.$B9])&lt;0;NA();1/(1/[.B$16]-1/[.$B9]))" office:value-type="string" office:string-value="" calcext:value-type="error">
            <text:p>#N/A</text:p>
          </table:table-cell>
          <table:table-cell table:style-name="ce29" table:formula="of:=IF(1/(1/[.C$16]-1/[.$B9])&lt;0;NA();1/(1/[.C$16]-1/[.$B9]))" office:value-type="string" office:string-value="" calcext:value-type="error">
            <text:p>#N/A</text:p>
          </table:table-cell>
          <table:table-cell table:style-name="ce29" table:formula="of:=IF(1/(1/[.D$16]-1/[.$B9])&lt;0;NA();1/(1/[.D$16]-1/[.$B9]))" office:value-type="float" office:value="23400" calcext:value-type="float">
            <text:p>23 400</text:p>
          </table:table-cell>
          <table:table-cell table:style-name="ce29" table:formula="of:=IF(1/(1/[.E$16]-1/[.$B9])&lt;0;NA();1/(1/[.E$16]-1/[.$B9]))" office:value-type="float" office:value="6500" calcext:value-type="float">
            <text:p>6 500</text:p>
          </table:table-cell>
          <table:table-cell table:style-name="ce29" table:formula="of:=IF(1/(1/[.F$16]-1/[.$B9])&lt;0;NA();1/(1/[.F$16]-1/[.$B9]))" office:value-type="float" office:value="3120" calcext:value-type="float">
            <text:p>3 120</text:p>
          </table:table-cell>
          <table:table-cell table:style-name="ce29" table:formula="of:=IF(1/(1/[.G$16]-1/[.$B9])&lt;0;NA();1/(1/[.G$16]-1/[.$B9]))" office:value-type="float" office:value="2052.63157894737" calcext:value-type="float">
            <text:p>2 053</text:p>
          </table:table-cell>
          <table:table-cell table:style-name="ce29" table:formula="of:=IF(1/(1/[.H$16]-1/[.$B9])&lt;0;NA();1/(1/[.H$16]-1/[.$B9]))" office:value-type="float" office:value="1218.75" calcext:value-type="float">
            <text:p>1 219</text:p>
          </table:table-cell>
          <table:table-cell table:style-name="ce29" table:formula="of:=IF(1/(1/[.I$16]-1/[.$B9])&lt;0;NA();1/(1/[.I$16]-1/[.$B9]))" office:value-type="float" office:value="997.674418604651" calcext:value-type="float">
            <text:p><text:s/>998</text:p>
          </table:table-cell>
          <table:table-cell table:style-name="ce29" table:formula="of:=IF(1/(1/[.J$16]-1/[.$B9])&lt;0;NA();1/(1/[.J$16]-1/[.$B9]))" office:value-type="float" office:value="952.671755725191" calcext:value-type="float">
            <text:p><text:s/>953</text:p>
          </table:table-cell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tance objet-lentille </text:span>t+</text:p>
          </table:table-cell>
          <table:table-cell table:style-name="ce29" table:formula="of:=IF(1/(1/[.B$16]-1/[.$B10])&lt;0;NA();1/(1/[.B$16]-1/[.$B10]))" office:value-type="float" office:value="52874.9999999999" calcext:value-type="float">
            <text:p>52 875</text:p>
          </table:table-cell>
          <table:table-cell table:style-name="ce29" table:formula="of:=IF(1/(1/[.C$16]-1/[.$B10])&lt;0;NA();1/(1/[.C$16]-1/[.$B10]))" office:value-type="float" office:value="13428.5714285714" calcext:value-type="float">
            <text:p>13 429</text:p>
          </table:table-cell>
          <table:table-cell table:style-name="ce29" table:formula="of:=IF(1/(1/[.D$16]-1/[.$B10])&lt;0;NA();1/(1/[.D$16]-1/[.$B10]))" office:value-type="float" office:value="7690.90909090909" calcext:value-type="float">
            <text:p>7 691</text:p>
          </table:table-cell>
          <table:table-cell table:style-name="ce29" table:formula="of:=IF(1/(1/[.E$16]-1/[.$B10])&lt;0;NA();1/(1/[.E$16]-1/[.$B10]))" office:value-type="float" office:value="4147.05882352941" calcext:value-type="float">
            <text:p>4 147</text:p>
          </table:table-cell>
          <table:table-cell table:style-name="ce29" table:formula="of:=IF(1/(1/[.F$16]-1/[.$B10])&lt;0;NA();1/(1/[.F$16]-1/[.$B10]))" office:value-type="float" office:value="2452.17391304348" calcext:value-type="float">
            <text:p>2 452</text:p>
          </table:table-cell>
          <table:table-cell table:style-name="ce29" table:formula="of:=IF(1/(1/[.G$16]-1/[.$B10])&lt;0;NA();1/(1/[.G$16]-1/[.$B10]))" office:value-type="float" office:value="1740.74074074074" calcext:value-type="float">
            <text:p>1 741</text:p>
          </table:table-cell>
          <table:table-cell table:style-name="ce29" table:formula="of:=IF(1/(1/[.H$16]-1/[.$B10])&lt;0;NA();1/(1/[.H$16]-1/[.$B10]))" office:value-type="float" office:value="1101.5625" calcext:value-type="float">
            <text:p>1 102</text:p>
          </table:table-cell>
          <table:table-cell table:style-name="ce29" table:formula="of:=IF(1/(1/[.I$16]-1/[.$B10])&lt;0;NA();1/(1/[.I$16]-1/[.$B10]))" office:value-type="float" office:value="917.751479289941" calcext:value-type="float">
            <text:p><text:s/>918</text:p>
          </table:table-cell>
          <table:table-cell table:style-name="ce29" table:formula="of:=IF(1/(1/[.J$16]-1/[.$B10])&lt;0;NA();1/(1/[.J$16]-1/[.$B10]))" office:value-type="float" office:value="879.53216374269" calcext:value-type="float">
            <text:p><text:s/>880</text:p>
          </table:table-cell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tance objet-lentille </text:span>amp</text:p>
          </table:table-cell>
          <table:table-cell table:style-name="ce29" table:formula="of:=ABS([.B24]-[.B25])" office:value-type="string" office:string-value="" calcext:value-type="error">
            <text:p>#N/A</text:p>
          </table:table-cell>
          <table:table-cell table:style-name="ce29" table:formula="of:=ABS([.C24]-[.C25])" office:value-type="string" office:string-value="" calcext:value-type="error">
            <text:p>#N/A</text:p>
          </table:table-cell>
          <table:table-cell table:style-name="ce29" table:formula="of:=ABS([.D24]-[.D25])" office:value-type="float" office:value="15709.0909090909" calcext:value-type="float">
            <text:p>15 709</text:p>
          </table:table-cell>
          <table:table-cell table:style-name="ce29" table:formula="of:=ABS([.E24]-[.E25])" office:value-type="float" office:value="2352.94117647059" calcext:value-type="float">
            <text:p>2 353</text:p>
          </table:table-cell>
          <table:table-cell table:style-name="ce29" table:formula="of:=ABS([.F24]-[.F25])" office:value-type="float" office:value="667.826086956522" calcext:value-type="float">
            <text:p><text:s/>668</text:p>
          </table:table-cell>
          <table:table-cell table:style-name="ce29" table:formula="of:=ABS([.G24]-[.G25])" office:value-type="float" office:value="311.890838206627" calcext:value-type="float">
            <text:p><text:s/>312</text:p>
          </table:table-cell>
          <table:table-cell table:style-name="ce29" table:formula="of:=ABS([.H24]-[.H25])" office:value-type="float" office:value="117.1875" calcext:value-type="float">
            <text:p><text:s/>117</text:p>
          </table:table-cell>
          <table:table-cell table:style-name="ce29" table:formula="of:=ABS([.I24]-[.I25])" office:value-type="float" office:value="79.9229393147102" calcext:value-type="float">
            <text:p><text:s/>80</text:p>
          </table:table-cell>
          <table:table-cell table:style-name="ce29" table:formula="of:=ABS([.J24]-[.J25])" office:value-type="float" office:value="73.1395919825008" calcext:value-type="float">
            <text:p><text:s/>73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Distance objet-ecran</text:p>
          </table:table-cell>
          <table:table-cell table:style-name="ce28" table:formula="of:=[.B23]+[.$B$8]" office:value-type="string" office:string-value="" calcext:value-type="error">
            <text:p>#N/A</text:p>
          </table:table-cell>
          <table:table-cell table:style-name="ce28" table:formula="of:=[.C23]+[.$B$8]" office:value-type="float" office:value="30816.6666666667" calcext:value-type="float">
            <text:p>30 817</text:p>
          </table:table-cell>
          <table:table-cell table:style-name="ce28" table:formula="of:=[.D23]+[.$B$8]" office:value-type="float" office:value="13207.1428571429" calcext:value-type="float">
            <text:p>13 207</text:p>
          </table:table-cell>
          <table:table-cell table:style-name="ce28" table:formula="of:=[.E23]+[.$B$8]" office:value-type="float" office:value="7111.53846153846" calcext:value-type="float">
            <text:p>7 112</text:p>
          </table:table-cell>
          <table:table-cell table:style-name="ce28" table:formula="of:=[.F23]+[.$B$8]" office:value-type="float" office:value="4865.78947368421" calcext:value-type="float">
            <text:p>4 866</text:p>
          </table:table-cell>
          <table:table-cell table:style-name="ce28" table:formula="of:=[.G23]+[.$B$8]" office:value-type="float" office:value="4019.5652173913" calcext:value-type="float">
            <text:p>4 020</text:p>
          </table:table-cell>
          <table:table-cell table:style-name="ce28" table:formula="of:=[.H23]+[.$B$8]" office:value-type="float" office:value="3301.78571428571" calcext:value-type="float">
            <text:p>3 302</text:p>
          </table:table-cell>
          <table:table-cell table:style-name="ce28" table:formula="of:=[.I23]+[.$B$8]" office:value-type="float" office:value="3102.34899328859" calcext:value-type="float">
            <text:p>3 102</text:p>
          </table:table-cell>
          <table:table-cell table:style-name="ce28" table:formula="of:=[.J23]+[.$B$8]" office:value-type="float" office:value="3061.2582781457" calcext:value-type="float">
            <text:p>3 061</text:p>
          </table:table-cell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stance objet-ecran </text:span>t-</text:p>
          </table:table-cell>
          <table:table-cell table:style-name="ce29" table:formula="of:=[.B24]+[.$B$9]" office:value-type="string" office:string-value="" calcext:value-type="error">
            <text:p>#N/A</text:p>
          </table:table-cell>
          <table:table-cell table:style-name="ce29" table:formula="of:=[.C24]+[.$B$9]" office:value-type="string" office:string-value="" calcext:value-type="error">
            <text:p>#N/A</text:p>
          </table:table-cell>
          <table:table-cell table:style-name="ce29" table:formula="of:=[.D24]+[.$B$9]" office:value-type="float" office:value="25350" calcext:value-type="float">
            <text:p>25 350</text:p>
          </table:table-cell>
          <table:table-cell table:style-name="ce29" table:formula="of:=[.E24]+[.$B$9]" office:value-type="float" office:value="8450" calcext:value-type="float">
            <text:p>8 450</text:p>
          </table:table-cell>
          <table:table-cell table:style-name="ce29" table:formula="of:=[.F24]+[.$B$9]" office:value-type="float" office:value="5070" calcext:value-type="float">
            <text:p>5 070</text:p>
          </table:table-cell>
          <table:table-cell table:style-name="ce29" table:formula="of:=[.G24]+[.$B$9]" office:value-type="float" office:value="4002.63157894737" calcext:value-type="float">
            <text:p>4 003</text:p>
          </table:table-cell>
          <table:table-cell table:style-name="ce29" table:formula="of:=[.H24]+[.$B$9]" office:value-type="float" office:value="3168.75" calcext:value-type="float">
            <text:p>3 169</text:p>
          </table:table-cell>
          <table:table-cell table:style-name="ce29" table:formula="of:=[.I24]+[.$B$9]" office:value-type="float" office:value="2947.67441860465" calcext:value-type="float">
            <text:p>2 948</text:p>
          </table:table-cell>
          <table:table-cell table:style-name="ce29" table:formula="of:=[.J24]+[.$B$9]" office:value-type="float" office:value="2902.67175572519" calcext:value-type="float">
            <text:p>2 903</text:p>
          </table:table-cell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stance objet-ecran </text:span>t+</text:p>
          </table:table-cell>
          <table:table-cell table:style-name="ce29" table:formula="of:=[.B25]+[.$B$10]" office:value-type="float" office:value="55224.9999999999" calcext:value-type="float">
            <text:p>55 225</text:p>
          </table:table-cell>
          <table:table-cell table:style-name="ce29" table:formula="of:=[.C25]+[.$B$10]" office:value-type="float" office:value="15778.5714285714" calcext:value-type="float">
            <text:p>15 779</text:p>
          </table:table-cell>
          <table:table-cell table:style-name="ce29" table:formula="of:=[.D25]+[.$B$10]" office:value-type="float" office:value="10040.9090909091" calcext:value-type="float">
            <text:p>10 041</text:p>
          </table:table-cell>
          <table:table-cell table:style-name="ce29" table:formula="of:=[.E25]+[.$B$10]" office:value-type="float" office:value="6497.05882352941" calcext:value-type="float">
            <text:p>6 497</text:p>
          </table:table-cell>
          <table:table-cell table:style-name="ce29" table:formula="of:=[.F25]+[.$B$10]" office:value-type="float" office:value="4802.17391304348" calcext:value-type="float">
            <text:p>4 802</text:p>
          </table:table-cell>
          <table:table-cell table:style-name="ce29" table:formula="of:=[.G25]+[.$B$10]" office:value-type="float" office:value="4090.74074074074" calcext:value-type="float">
            <text:p>4 091</text:p>
          </table:table-cell>
          <table:table-cell table:style-name="ce29" table:formula="of:=[.H25]+[.$B$10]" office:value-type="float" office:value="3451.5625" calcext:value-type="float">
            <text:p>3 452</text:p>
          </table:table-cell>
          <table:table-cell table:style-name="ce29" table:formula="of:=[.I25]+[.$B$10]" office:value-type="float" office:value="3267.75147928994" calcext:value-type="float">
            <text:p>3 268</text:p>
          </table:table-cell>
          <table:table-cell table:style-name="ce29" table:formula="of:=[.J25]+[.$B$10]" office:value-type="float" office:value="3229.53216374269" calcext:value-type="float">
            <text:p>3 230</text:p>
          </table:table-cell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stance objet-ecran </text:span>amp</text:p>
          </table:table-cell>
          <table:table-cell table:style-name="ce29" table:formula="of:=ABS([.B28]-[.B29])" office:value-type="string" office:string-value="" calcext:value-type="error">
            <text:p>#N/A</text:p>
          </table:table-cell>
          <table:table-cell table:style-name="ce29" table:formula="of:=ABS([.C28]-[.C29])" office:value-type="string" office:string-value="" calcext:value-type="error">
            <text:p>#N/A</text:p>
          </table:table-cell>
          <table:table-cell table:style-name="ce29" table:formula="of:=ABS([.D28]-[.D29])" office:value-type="float" office:value="15309.0909090909" calcext:value-type="float">
            <text:p>15 309</text:p>
          </table:table-cell>
          <table:table-cell table:style-name="ce29" table:formula="of:=ABS([.E28]-[.E29])" office:value-type="float" office:value="1952.94117647059" calcext:value-type="float">
            <text:p>1 953</text:p>
          </table:table-cell>
          <table:table-cell table:style-name="ce29" table:formula="of:=ABS([.F28]-[.F29])" office:value-type="float" office:value="267.826086956522" calcext:value-type="float">
            <text:p><text:s/>268</text:p>
          </table:table-cell>
          <table:table-cell table:style-name="ce29" table:formula="of:=ABS([.G28]-[.G29])" office:value-type="float" office:value="88.1091617933726" calcext:value-type="float">
            <text:p><text:s/>88</text:p>
          </table:table-cell>
          <table:table-cell table:style-name="ce29" table:formula="of:=ABS([.H28]-[.H29])" office:value-type="float" office:value="282.8125" calcext:value-type="float">
            <text:p><text:s/>283</text:p>
          </table:table-cell>
          <table:table-cell table:style-name="ce29" table:formula="of:=ABS([.I28]-[.I29])" office:value-type="float" office:value="320.07706068529" calcext:value-type="float">
            <text:p><text:s/>320</text:p>
          </table:table-cell>
          <table:table-cell table:style-name="ce29" table:formula="of:=ABS([.J28]-[.J29])" office:value-type="float" office:value="326.860408017499" calcext:value-type="float">
            <text:p><text:s/>327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rofondeur de champ</text:p>
          </table:table-cell>
          <table:table-cell table:style-name="ce33" table:number-columns-repeated="7"/>
          <table:table-cell table:style-name="ce46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21" table:formula="of:=([.B16])^2/(([.$B$12])*[.B19])" office:value-type="float" office:value="693000" calcext:value-type="float">
            <text:p>693000</text:p>
          </table:table-cell>
          <table:table-cell table:style-name="ce21" table:formula="of:=([.C16])^2/(([.$B$12])*[.C19])" office:value-type="float" office:value="616000" calcext:value-type="float">
            <text:p>616000</text:p>
          </table:table-cell>
          <table:table-cell table:style-name="ce21" table:formula="of:=([.D16])^2/(([.$B$12])*[.D19])" office:value-type="float" office:value="554400" calcext:value-type="float">
            <text:p>554400</text:p>
          </table:table-cell>
          <table:table-cell table:style-name="ce21" table:formula="of:=([.E16])^2/(([.$B$12])*[.E19])" office:value-type="float" office:value="462000" calcext:value-type="float">
            <text:p>462000</text:p>
          </table:table-cell>
          <table:table-cell table:style-name="ce21" table:formula="of:=([.F16])^2/(([.$B$12])*[.F19])" office:value-type="float" office:value="369600" calcext:value-type="float">
            <text:p>369600</text:p>
          </table:table-cell>
          <table:table-cell table:style-name="ce21" table:formula="of:=([.G16])^2/(([.$B$12])*[.G19])" office:value-type="float" office:value="308000" calcext:value-type="float">
            <text:p>308000</text:p>
          </table:table-cell>
          <table:table-cell table:style-name="ce21" table:formula="of:=([.H16])^2/(([.$B$12])*[.H19])" office:value-type="float" office:value="231000" calcext:value-type="float">
            <text:p>231000</text:p>
          </table:table-cell>
          <table:table-cell table:style-name="ce21" table:formula="of:=([.I16])^2/(([.$B$12])*[.I19])" office:value-type="float" office:value="203280" calcext:value-type="float">
            <text:p>203280</text:p>
          </table:table-cell>
          <table:table-cell table:style-name="ce21" table:formula="of:=([.J16])^2/(([.$B$12])*[.J19])" office:value-type="float" office:value="197120" calcext:value-type="float">
            <text:p>197120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PPN</text:p>
          </table:table-cell>
          <table:table-cell table:style-name="ce30" table:formula="of:=([.B23]*[.B32])/([.B32]+[.B23])" office:value-type="string" office:string-value="" calcext:value-type="error">
            <text:p>#N/A</text:p>
          </table:table-cell>
          <table:table-cell table:style-name="ce30" table:formula="of:=([.C23]*[.C32])/([.C32]+[.C23])" office:value-type="float" office:value="27391.9338159256" calcext:value-type="float">
            <text:p>27392</text:p>
          </table:table-cell>
          <table:table-cell table:style-name="ce30" table:formula="of:=([.D23]*[.D32])/([.D32]+[.D23])" office:value-type="float" office:value="10840.9276944066" calcext:value-type="float">
            <text:p>10841</text:p>
          </table:table-cell>
          <table:table-cell table:style-name="ce30" table:formula="of:=([.E23]*[.E32])/([.E32]+[.E23])" office:value-type="float" office:value="4908.82134914752" calcext:value-type="float">
            <text:p>4909</text:p>
          </table:table-cell>
          <table:table-cell table:style-name="ce30" table:formula="of:=([.F23]*[.F32])/([.F32]+[.F23])" office:value-type="float" office:value="2695.9796437659" calcext:value-type="float">
            <text:p>2696</text:p>
          </table:table-cell>
          <table:table-cell table:style-name="ce30" table:formula="of:=([.G23]*[.G32])/([.G32]+[.G23])" office:value-type="float" office:value="1858.28539357373" calcext:value-type="float">
            <text:p>1858</text:p>
          </table:table-cell>
          <table:table-cell table:style-name="ce30" table:formula="of:=([.H23]*[.H32])/([.H32]+[.H23])" office:value-type="float" office:value="1146.07130494981" calcext:value-type="float">
            <text:p>1146</text:p>
          </table:table-cell>
          <table:table-cell table:style-name="ce30" table:formula="of:=([.I23]*[.I32])/([.I32]+[.I23])" office:value-type="float" office:value="947.90812674865" calcext:value-type="float">
            <text:p>948</text:p>
          </table:table-cell>
          <table:table-cell table:style-name="ce30" table:formula="of:=([.J23]*[.J32])/([.J32]+[.J23])" office:value-type="float" office:value="907.065042912484" calcext:value-type="float">
            <text:p>907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DPN</text:p>
          </table:table-cell>
          <table:table-cell table:style-name="ce30" table:formula="of:=([.B23]*[.B32])/([.B32]-[.B23])" office:value-type="string" office:string-value="" calcext:value-type="error">
            <text:p>#N/A</text:p>
          </table:table-cell>
          <table:table-cell table:style-name="ce30" table:formula="of:=([.C23]*[.C32])/([.C32]-[.C23])" office:value-type="float" office:value="30065.8342792282" calcext:value-type="float">
            <text:p>30066</text:p>
          </table:table-cell>
          <table:table-cell table:style-name="ce30" table:formula="of:=([.D23]*[.D32])/([.D32]-[.D23])" office:value-type="float" office:value="11282.1580690961" calcext:value-type="float">
            <text:p>11282</text:p>
          </table:table-cell>
          <table:table-cell table:style-name="ce30" table:formula="of:=([.E23]*[.E32])/([.E32]-[.E23])" office:value-type="float" office:value="5015.4001514769" calcext:value-type="float">
            <text:p>5015</text:p>
          </table:table-cell>
          <table:table-cell table:style-name="ce30" table:formula="of:=([.F23]*[.F32])/([.F32]-[.F23])" office:value-type="float" office:value="2735.89258047857" calcext:value-type="float">
            <text:p>2736</text:p>
          </table:table-cell>
          <table:table-cell table:style-name="ce30" table:formula="of:=([.G23]*[.G32])/([.G32]-[.G23])" office:value-type="float" office:value="1880.98281494106" calcext:value-type="float">
            <text:p>1881</text:p>
          </table:table-cell>
          <table:table-cell table:style-name="ce30" table:formula="of:=([.H23]*[.H32])/([.H32]-[.H23])" office:value-type="float" office:value="1157.5573942431" calcext:value-type="float">
            <text:p>1158</text:p>
          </table:table-cell>
          <table:table-cell table:style-name="ce30" table:formula="of:=([.I23]*[.I32])/([.I32]-[.I23])" office:value-type="float" office:value="956.831665827441" calcext:value-type="float">
            <text:p>957</text:p>
          </table:table-cell>
          <table:table-cell table:style-name="ce30" table:formula="of:=([.J23]*[.J32])/([.J32]-[.J23])" office:value-type="float" office:value="915.49046292096" calcext:value-type="float">
            <text:p>915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PDF</text:p>
          </table:table-cell>
          <table:table-cell table:style-name="ce6" table:formula="of:=[.B34]-[.B33]" office:value-type="string" office:string-value="" calcext:value-type="error">
            <text:p>#N/A</text:p>
          </table:table-cell>
          <table:table-cell table:style-name="ce6" table:formula="of:=[.C34]-[.C33]" office:value-type="float" office:value="2673.90046330261" calcext:value-type="float">
            <text:p>2674</text:p>
          </table:table-cell>
          <table:table-cell table:style-name="ce6" table:formula="of:=[.D34]-[.D33]" office:value-type="float" office:value="441.230374689523" calcext:value-type="float">
            <text:p>441</text:p>
          </table:table-cell>
          <table:table-cell table:style-name="ce6" table:formula="of:=[.E34]-[.E33]" office:value-type="float" office:value="106.578802329383" calcext:value-type="float">
            <text:p>107</text:p>
          </table:table-cell>
          <table:table-cell table:style-name="ce6" table:formula="of:=[.F34]-[.F33]" office:value-type="float" office:value="39.9129367126643" calcext:value-type="float">
            <text:p>40</text:p>
          </table:table-cell>
          <table:table-cell table:style-name="ce6" table:formula="of:=[.G34]-[.G33]" office:value-type="float" office:value="22.6974213673259" calcext:value-type="float">
            <text:p>23</text:p>
          </table:table-cell>
          <table:table-cell table:style-name="ce6" table:formula="of:=[.H34]-[.H33]" office:value-type="float" office:value="11.4860892932857" calcext:value-type="float">
            <text:p>11</text:p>
          </table:table-cell>
          <table:table-cell table:style-name="ce6" table:formula="of:=[.I34]-[.I33]" office:value-type="float" office:value="8.92353907879055" calcext:value-type="float">
            <text:p>9</text:p>
          </table:table-cell>
          <table:table-cell table:style-name="ce6" table:formula="of:=[.J34]-[.J33]" office:value-type="float" office:value="8.42542000847573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Dimensions</text:p>
          </table:table-cell>
          <table:table-cell table:style-name="ce33" table:number-columns-repeated="7"/>
          <table:table-cell table:style-name="ce46" table:number-columns-repeated="2"/>
          <table:table-cell table:number-columns-repeated="16374"/>
        </table:table-row>
        <table:table-row table:style-name="ro1">
          <table:table-cell table:style-name="ce20" office:value-type="string" calcext:value-type="string">
            <text:p>Grandissement</text:p>
          </table:table-cell>
          <table:table-cell table:style-name="ce20" table:formula="of:=[.$B8]/[.B23]" office:value-type="string" office:string-value="" calcext:value-type="error">
            <text:p>#N/A</text:p>
          </table:table-cell>
          <table:table-cell table:style-name="ce20" table:formula="of:=[.$B8]/[.C23]" office:value-type="float" office:value="0.075" calcext:value-type="float">
            <text:p>0,07</text:p>
          </table:table-cell>
          <table:table-cell table:style-name="ce20" table:formula="of:=[.$B8]/[.D23]" office:value-type="float" office:value="0.194444444444444" calcext:value-type="float">
            <text:p>0,19</text:p>
          </table:table-cell>
          <table:table-cell table:style-name="ce20" table:formula="of:=[.$B8]/[.E23]" office:value-type="float" office:value="0.433333333333333" calcext:value-type="float">
            <text:p>0,43</text:p>
          </table:table-cell>
          <table:table-cell table:style-name="ce20" table:formula="of:=[.$B8]/[.F23]" office:value-type="float" office:value="0.791666666666667" calcext:value-type="float">
            <text:p>0,79</text:p>
          </table:table-cell>
          <table:table-cell table:style-name="ce20" table:formula="of:=[.$B8]/[.G23]" office:value-type="float" office:value="1.15" calcext:value-type="float">
            <text:p>1,15</text:p>
          </table:table-cell>
          <table:table-cell table:style-name="ce20" table:formula="of:=[.$B8]/[.H23]" office:value-type="float" office:value="1.86666666666667" calcext:value-type="float">
            <text:p>1,87</text:p>
          </table:table-cell>
          <table:table-cell table:style-name="ce20" table:formula="of:=[.$B8]/[.I23]" office:value-type="float" office:value="2.25757575757576" calcext:value-type="float">
            <text:p>2,26</text:p>
          </table:table-cell>
          <table:table-cell table:style-name="ce20" table:formula="of:=[.$B8]/[.J23]" office:value-type="float" office:value="2.359375" calcext:value-type="float">
            <text:p>2,36</text:p>
          </table:table-cell>
          <table:table-cell table:style-name="ce67" table:number-columns-repeated="2"/>
          <table:table-cell table:number-columns-repeated="16372"/>
        </table:table-row>
        <table:table-row table:style-name="ro1">
          <table:table-cell table:style-name="ce8" office:value-type="string" calcext:value-type="string">
            <text:p>Largeur objet</text:p>
          </table:table-cell>
          <table:table-cell table:style-name="ce29" table:formula="of:=[.$B$5]/[.B37]" office:value-type="string" office:string-value="" calcext:value-type="error">
            <text:p>#N/A</text:p>
          </table:table-cell>
          <table:table-cell table:style-name="ce29" table:formula="of:=[.$B$5]/[.C37]" office:value-type="float" office:value="24000" calcext:value-type="float">
            <text:p>24 000</text:p>
          </table:table-cell>
          <table:table-cell table:style-name="ce29" table:formula="of:=[.$B$5]/[.D37]" office:value-type="float" office:value="9257.14285714286" calcext:value-type="float">
            <text:p>9 257</text:p>
          </table:table-cell>
          <table:table-cell table:style-name="ce29" table:formula="of:=[.$B$5]/[.E37]" office:value-type="float" office:value="4153.84615384616" calcext:value-type="float">
            <text:p>4 154</text:p>
          </table:table-cell>
          <table:table-cell table:style-name="ce29" table:formula="of:=[.$B$5]/[.F37]" office:value-type="float" office:value="2273.68421052632" calcext:value-type="float">
            <text:p>2 274</text:p>
          </table:table-cell>
          <table:table-cell table:style-name="ce29" table:formula="of:=[.$B$5]/[.G37]" office:value-type="float" office:value="1565.21739130435" calcext:value-type="float">
            <text:p>1 565</text:p>
          </table:table-cell>
          <table:table-cell table:style-name="ce29" table:formula="of:=[.$B$5]/[.H37]" office:value-type="float" office:value="964.285714285714" calcext:value-type="float">
            <text:p><text:s/>964</text:p>
          </table:table-cell>
          <table:table-cell table:style-name="ce64" table:formula="of:=[.$B$5]/[.I37]" office:value-type="float" office:value="797.315436241611" calcext:value-type="float">
            <text:p><text:s/>797</text:p>
          </table:table-cell>
          <table:table-cell table:style-name="ce64" table:formula="of:=[.$B$5]/[.J37]" office:value-type="float" office:value="762.913907284768" calcext:value-type="float">
            <text:p><text:s/>763</text:p>
          </table:table-cell>
          <table:table-cell table:style-name="ce57" table:number-columns-repeated="2"/>
          <table:table-cell table:number-columns-repeated="16372"/>
        </table:table-row>
        <table:table-row table:style-name="ro1">
          <table:table-cell table:style-name="ce8" office:value-type="string" calcext:value-type="string">
            <text:p>Hauteur objet</text:p>
          </table:table-cell>
          <table:table-cell table:style-name="ce29" table:formula="of:=[.$B$6]/[.B37]" office:value-type="string" office:string-value="" calcext:value-type="error">
            <text:p>#N/A</text:p>
          </table:table-cell>
          <table:table-cell table:style-name="ce29" table:formula="of:=[.$B$6]/[.C37]" office:value-type="float" office:value="17518.2481751825" calcext:value-type="float">
            <text:p>17 518</text:p>
          </table:table-cell>
          <table:table-cell table:style-name="ce29" table:formula="of:=[.$B$6]/[.D37]" office:value-type="float" office:value="6757.0385818561" calcext:value-type="float">
            <text:p>6 757</text:p>
          </table:table-cell>
          <table:table-cell table:style-name="ce29" table:formula="of:=[.$B$6]/[.E37]" office:value-type="float" office:value="3032.00449185851" calcext:value-type="float">
            <text:p>3 032</text:p>
          </table:table-cell>
          <table:table-cell table:style-name="ce29" table:formula="of:=[.$B$6]/[.F37]" office:value-type="float" office:value="1659.62351133308" calcext:value-type="float">
            <text:p>1 660</text:p>
          </table:table-cell>
          <table:table-cell table:style-name="ce29" table:formula="of:=[.$B$6]/[.G37]" office:value-type="float" office:value="1142.49444620755" calcext:value-type="float">
            <text:p>1 142</text:p>
          </table:table-cell>
          <table:table-cell table:style-name="ce29" table:formula="of:=[.$B$6]/[.H37]" office:value-type="float" office:value="703.85818561001" calcext:value-type="float">
            <text:p><text:s/>704</text:p>
          </table:table-cell>
          <table:table-cell table:style-name="ce29" table:formula="of:=[.$B$6]/[.I37]" office:value-type="float" office:value="581.982070249351" calcext:value-type="float">
            <text:p><text:s/>582</text:p>
          </table:table-cell>
          <table:table-cell table:style-name="ce29" table:formula="of:=[.$B$6]/[.J37]" office:value-type="float" office:value="556.871465171364" calcext:value-type="float">
            <text:p><text:s/>557</text:p>
          </table:table-cell>
          <table:table-cell table:style-name="ce57" table:number-columns-repeated="2"/>
          <table:table-cell table:number-columns-repeated="16372"/>
        </table:table-row>
        <table:table-row table:style-name="ro1">
          <table:table-cell table:style-name="ce16" office:value-type="string" calcext:value-type="string">
            <text:p>Grandissement t-</text:p>
          </table:table-cell>
          <table:table-cell table:style-name="ce42" table:formula="of:=[.$B9]/[.B24]" office:value-type="string" office:string-value="" calcext:value-type="error">
            <text:p>#N/A</text:p>
          </table:table-cell>
          <table:table-cell table:style-name="ce42" table:formula="of:=[.$B9]/[.C24]" office:value-type="string" office:string-value="" calcext:value-type="error">
            <text:p>#N/A</text:p>
          </table:table-cell>
          <table:table-cell table:style-name="ce42" table:formula="of:=[.$B9]/[.D24]" office:value-type="float" office:value="0.0833333333333333" calcext:value-type="float">
            <text:p>0,08</text:p>
          </table:table-cell>
          <table:table-cell table:style-name="ce42" table:formula="of:=[.$B9]/[.E24]" office:value-type="float" office:value="0.3" calcext:value-type="float">
            <text:p>0,30</text:p>
          </table:table-cell>
          <table:table-cell table:style-name="ce42" table:formula="of:=[.$B9]/[.F24]" office:value-type="float" office:value="0.625" calcext:value-type="float">
            <text:p>0,63</text:p>
          </table:table-cell>
          <table:table-cell table:style-name="ce42" table:formula="of:=[.$B9]/[.G24]" office:value-type="float" office:value="0.95" calcext:value-type="float">
            <text:p>0,95</text:p>
          </table:table-cell>
          <table:table-cell table:style-name="ce42" table:formula="of:=[.$B9]/[.H24]" office:value-type="float" office:value="1.6" calcext:value-type="float">
            <text:p>1,60</text:p>
          </table:table-cell>
          <table:table-cell table:style-name="ce42" table:formula="of:=[.$B9]/[.I24]" office:value-type="float" office:value="1.95454545454545" calcext:value-type="float">
            <text:p>1,95</text:p>
          </table:table-cell>
          <table:table-cell table:style-name="ce42" table:formula="of:=[.$B9]/[.J24]" office:value-type="float" office:value="2.046875" calcext:value-type="float">
            <text:p>2,05</text:p>
          </table:table-cell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t+</text:p>
          </table:table-cell>
          <table:table-cell table:style-name="ce42" table:formula="of:=[.$B10]/[.B25]" office:value-type="float" office:value="0.0444444444444445" calcext:value-type="float">
            <text:p>0,04</text:p>
          </table:table-cell>
          <table:table-cell table:style-name="ce42" table:formula="of:=[.$B10]/[.C25]" office:value-type="float" office:value="0.175" calcext:value-type="float">
            <text:p>0,18</text:p>
          </table:table-cell>
          <table:table-cell table:style-name="ce42" table:formula="of:=[.$B10]/[.D25]" office:value-type="float" office:value="0.305555555555556" calcext:value-type="float">
            <text:p>0,31</text:p>
          </table:table-cell>
          <table:table-cell table:style-name="ce42" table:formula="of:=[.$B10]/[.E25]" office:value-type="float" office:value="0.566666666666667" calcext:value-type="float">
            <text:p>0,57</text:p>
          </table:table-cell>
          <table:table-cell table:style-name="ce42" table:formula="of:=[.$B10]/[.F25]" office:value-type="float" office:value="0.958333333333334" calcext:value-type="float">
            <text:p>0,96</text:p>
          </table:table-cell>
          <table:table-cell table:style-name="ce42" table:formula="of:=[.$B10]/[.G25]" office:value-type="float" office:value="1.35" calcext:value-type="float">
            <text:p>1,35</text:p>
          </table:table-cell>
          <table:table-cell table:style-name="ce42" table:formula="of:=[.$B10]/[.H25]" office:value-type="float" office:value="2.13333333333333" calcext:value-type="float">
            <text:p>2,13</text:p>
          </table:table-cell>
          <table:table-cell table:style-name="ce42" table:formula="of:=[.$B10]/[.I25]" office:value-type="float" office:value="2.56060606060606" calcext:value-type="float">
            <text:p>2,56</text:p>
          </table:table-cell>
          <table:table-cell table:style-name="ce42" table:formula="of:=[.$B10]/[.J25]" office:value-type="float" office:value="2.671875" calcext:value-type="float">
            <text:p>2,67</text:p>
          </table:table-cell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amp</text:p>
          </table:table-cell>
          <table:table-cell table:style-name="ce42" table:formula="of:=ABS([.B40]-[.B41])" office:value-type="string" office:string-value="" calcext:value-type="error">
            <text:p>#N/A</text:p>
          </table:table-cell>
          <table:table-cell table:style-name="ce42" table:formula="of:=ABS([.C40]-[.C41])" office:value-type="string" office:string-value="" calcext:value-type="error">
            <text:p>#N/A</text:p>
          </table:table-cell>
          <table:table-cell table:style-name="ce42" table:formula="of:=ABS([.D40]-[.D41])" office:value-type="float" office:value="0.222222222222222" calcext:value-type="float">
            <text:p>0,22</text:p>
          </table:table-cell>
          <table:table-cell table:style-name="ce42" table:formula="of:=ABS([.E40]-[.E41])" office:value-type="float" office:value="0.266666666666667" calcext:value-type="float">
            <text:p>0,27</text:p>
          </table:table-cell>
          <table:table-cell table:style-name="ce42" table:formula="of:=ABS([.F40]-[.F41])" office:value-type="float" office:value="0.333333333333333" calcext:value-type="float">
            <text:p>0,33</text:p>
          </table:table-cell>
          <table:table-cell table:style-name="ce42" table:formula="of:=ABS([.G40]-[.G41])" office:value-type="float" office:value="0.4" calcext:value-type="float">
            <text:p>0,40</text:p>
          </table:table-cell>
          <table:table-cell table:style-name="ce42" table:formula="of:=ABS([.H40]-[.H41])" office:value-type="float" office:value="0.533333333333333" calcext:value-type="float">
            <text:p>0,53</text:p>
          </table:table-cell>
          <table:table-cell table:style-name="ce42" table:formula="of:=ABS([.I40]-[.I41])" office:value-type="float" office:value="0.606060606060606" calcext:value-type="float">
            <text:p>0,61</text:p>
          </table:table-cell>
          <table:table-cell table:style-name="ce42" table:formula="of:=ABS([.J40]-[.J41])" office:value-type="float" office:value="0.625" calcext:value-type="float">
            <text:p>0,63</text:p>
          </table:table-cell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obj fixe t-</text:p>
          </table:table-cell>
          <table:table-cell table:style-name="ce42" table:formula="of:=[.$B9]/[.B$23]" office:value-type="string" office:string-value="" calcext:value-type="error">
            <text:p>#N/A</text:p>
          </table:table-cell>
          <table:table-cell table:style-name="ce42" table:formula="of:=[.$B9]/[.C$23]" office:value-type="float" office:value="0.0680232558139535" calcext:value-type="float">
            <text:p>0,07</text:p>
          </table:table-cell>
          <table:table-cell table:style-name="ce42" table:formula="of:=[.$B9]/[.D$23]" office:value-type="float" office:value="0.176356589147287" calcext:value-type="float">
            <text:p>0,18</text:p>
          </table:table-cell>
          <table:table-cell table:style-name="ce42" table:formula="of:=[.$B9]/[.E$23]" office:value-type="float" office:value="0.393023255813953" calcext:value-type="float">
            <text:p>0,39</text:p>
          </table:table-cell>
          <table:table-cell table:style-name="ce42" table:formula="of:=[.$B9]/[.F$23]" office:value-type="float" office:value="0.718023255813954" calcext:value-type="float">
            <text:p>0,72</text:p>
          </table:table-cell>
          <table:table-cell table:style-name="ce42" table:formula="of:=[.$B9]/[.G$23]" office:value-type="float" office:value="1.04302325581395" calcext:value-type="float">
            <text:p>1,04</text:p>
          </table:table-cell>
          <table:table-cell table:style-name="ce42" table:formula="of:=[.$B9]/[.H$23]" office:value-type="float" office:value="1.69302325581395" calcext:value-type="float">
            <text:p>1,69</text:p>
          </table:table-cell>
          <table:table-cell table:style-name="ce42" table:formula="of:=[.$B9]/[.I$23]" office:value-type="float" office:value="2.04756871035941" calcext:value-type="float">
            <text:p>2,05</text:p>
          </table:table-cell>
          <table:table-cell table:style-name="ce42" table:formula="of:=[.$B9]/[.J$23]" office:value-type="float" office:value="2.13989825581395" calcext:value-type="float">
            <text:p>2,14</text:p>
          </table:table-cell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obj fixe t+</text:p>
          </table:table-cell>
          <table:table-cell table:style-name="ce42" table:formula="of:=[.$B10]/[.B$23]" office:value-type="string" office:string-value="" calcext:value-type="error">
            <text:p>#N/A</text:p>
          </table:table-cell>
          <table:table-cell table:style-name="ce42" table:formula="of:=[.$B10]/[.C$23]" office:value-type="float" office:value="0.0819767441860465" calcext:value-type="float">
            <text:p>0,08</text:p>
          </table:table-cell>
          <table:table-cell table:style-name="ce42" table:formula="of:=[.$B10]/[.D$23]" office:value-type="float" office:value="0.212532299741602" calcext:value-type="float">
            <text:p>0,21</text:p>
          </table:table-cell>
          <table:table-cell table:style-name="ce42" table:formula="of:=[.$B10]/[.E$23]" office:value-type="float" office:value="0.473643410852713" calcext:value-type="float">
            <text:p>0,47</text:p>
          </table:table-cell>
          <table:table-cell table:style-name="ce42" table:formula="of:=[.$B10]/[.F$23]" office:value-type="float" office:value="0.86531007751938" calcext:value-type="float">
            <text:p>0,87</text:p>
          </table:table-cell>
          <table:table-cell table:style-name="ce42" table:formula="of:=[.$B10]/[.G$23]" office:value-type="float" office:value="1.25697674418605" calcext:value-type="float">
            <text:p>1,26</text:p>
          </table:table-cell>
          <table:table-cell table:style-name="ce42" table:formula="of:=[.$B10]/[.H$23]" office:value-type="float" office:value="2.04031007751938" calcext:value-type="float">
            <text:p>2,04</text:p>
          </table:table-cell>
          <table:table-cell table:style-name="ce42" table:formula="of:=[.$B10]/[.I$23]" office:value-type="float" office:value="2.46758280479211" calcext:value-type="float">
            <text:p>2,47</text:p>
          </table:table-cell>
          <table:table-cell table:style-name="ce42" table:formula="of:=[.$B10]/[.J$23]" office:value-type="float" office:value="2.57885174418605" calcext:value-type="float">
            <text:p>2,58</text:p>
          </table:table-cell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obj fixe amp</text:p>
          </table:table-cell>
          <table:table-cell table:style-name="ce42" table:formula="of:=ABS([.B43]-[.B44])" office:value-type="string" office:string-value="" calcext:value-type="error">
            <text:p>#N/A</text:p>
          </table:table-cell>
          <table:table-cell table:style-name="ce42" table:formula="of:=ABS([.C43]-[.C44])" office:value-type="float" office:value="0.013953488372093" calcext:value-type="float">
            <text:p>0,01</text:p>
          </table:table-cell>
          <table:table-cell table:style-name="ce42" table:formula="of:=ABS([.D43]-[.D44])" office:value-type="float" office:value="0.0361757105943152" calcext:value-type="float">
            <text:p>0,04</text:p>
          </table:table-cell>
          <table:table-cell table:style-name="ce42" table:formula="of:=ABS([.E43]-[.E44])" office:value-type="float" office:value="0.0806201550387597" calcext:value-type="float">
            <text:p>0,08</text:p>
          </table:table-cell>
          <table:table-cell table:style-name="ce42" table:formula="of:=ABS([.F43]-[.F44])" office:value-type="float" office:value="0.147286821705426" calcext:value-type="float">
            <text:p>0,15</text:p>
          </table:table-cell>
          <table:table-cell table:style-name="ce42" table:formula="of:=ABS([.G43]-[.G44])" office:value-type="float" office:value="0.213953488372093" calcext:value-type="float">
            <text:p>0,21</text:p>
          </table:table-cell>
          <table:table-cell table:style-name="ce42" table:formula="of:=ABS([.H43]-[.H44])" office:value-type="float" office:value="0.347286821705426" calcext:value-type="float">
            <text:p>0,35</text:p>
          </table:table-cell>
          <table:table-cell table:style-name="ce42" table:formula="of:=ABS([.I43]-[.I44])" office:value-type="float" office:value="0.420014094432699" calcext:value-type="float">
            <text:p>0,42</text:p>
          </table:table-cell>
          <table:table-cell table:style-name="ce42" table:formula="of:=ABS([.J43]-[.J44])" office:value-type="float" office:value="0.438953488372093" calcext:value-type="float">
            <text:p>0,44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Identité de la lentille</text:p>
          </table:table-cell>
          <table:table-cell table:style-name="ce33" table:number-columns-repeated="5"/>
          <table:table-cell table:style-name="ce46"/>
          <table:table-cell table:style-name="ce52"/>
          <table:table-cell table:style-name="ce55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Focale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660" calcext:value-type="float">
            <text:p>660</text:p>
          </table:table-cell>
          <table:table-cell table:style-name="ce53"/>
          <table:table-cell table:number-columns-repeated="16376"/>
        </table:table-row>
        <table:table-row table:style-name="ro1">
          <table:table-cell table:style-name="ce8" office:value-type="string" calcext:value-type="string">
            <text:p>Diametre</text:p>
          </table:table-cell>
          <table:table-cell table:number-columns-repeated="3" table:style-name="ce7" office:value-type="float" office:value="154" calcext:value-type="float">
            <text:p>154</text:p>
          </table:table-cell>
          <table:table-cell table:number-columns-repeated="3" table:style-name="ce7" office:value-type="float" office:value="80" calcext:value-type="float">
            <text:p>80</text:p>
          </table:table-cell>
          <table:table-cell table:style-name="ce54"/>
          <table:table-cell table:number-columns-repeated="16376"/>
        </table:table-row>
        <table:table-row table:style-name="ro1">
          <table:table-cell table:style-name="ce8" office:value-type="string" calcext:value-type="string">
            <text:p>Vergence</text:p>
          </table:table-cell>
          <table:table-cell table:style-name="ce27" table:formula="of:=1/([.B48]/1000)" office:value-type="float" office:value="0.5" calcext:value-type="float">
            <text:p><text:s/>0,5</text:p>
          </table:table-cell>
          <table:table-cell table:style-name="ce27" table:formula="of:=1/([.C48]/1000)" office:value-type="float" office:value="1" calcext:value-type="float">
            <text:p><text:s/>1,0</text:p>
          </table:table-cell>
          <table:table-cell table:style-name="ce27" table:formula="of:=1/([.D48]/1000)" office:value-type="float" office:value="1.5625" calcext:value-type="float">
            <text:p><text:s/>1,6</text:p>
          </table:table-cell>
          <table:table-cell table:style-name="ce27" table:formula="of:=1/([.E48]/1000)" office:value-type="float" office:value="0.5" calcext:value-type="float">
            <text:p><text:s/>0,5</text:p>
          </table:table-cell>
          <table:table-cell table:style-name="ce27" table:formula="of:=1/([.F48]/1000)" office:value-type="float" office:value="1" calcext:value-type="float">
            <text:p><text:s/>1,0</text:p>
          </table:table-cell>
          <table:table-cell table:style-name="ce27" table:formula="of:=1/([.G48]/1000)" office:value-type="float" office:value="1.51515151515152" calcext:value-type="float">
            <text:p><text:s/>1,5</text:p>
          </table:table-cell>
          <table:table-cell table:style-name="ce55"/>
          <table:table-cell table:number-columns-repeated="16376"/>
        </table:table-row>
        <table:table-row table:style-name="ro1">
          <table:table-cell table:style-name="ce8" office:value-type="string" calcext:value-type="string">
            <text:p>Ouverture</text:p>
          </table:table-cell>
          <table:table-cell table:style-name="ce27" table:formula="of:=[.B48]/[.B49]" office:value-type="float" office:value="12.987012987013" calcext:value-type="float">
            <text:p><text:s/>13,0</text:p>
          </table:table-cell>
          <table:table-cell table:style-name="ce27" table:formula="of:=[.C48]/[.C49]" office:value-type="float" office:value="6.49350649350649" calcext:value-type="float">
            <text:p><text:s/>6,5</text:p>
          </table:table-cell>
          <table:table-cell table:style-name="ce27" table:formula="of:=[.D48]/[.D49]" office:value-type="float" office:value="4.15584415584416" calcext:value-type="float">
            <text:p><text:s/>4,2</text:p>
          </table:table-cell>
          <table:table-cell table:style-name="ce27" table:formula="of:=[.E48]/[.E49]" office:value-type="float" office:value="25" calcext:value-type="float">
            <text:p><text:s/>25,0</text:p>
          </table:table-cell>
          <table:table-cell table:style-name="ce27" table:formula="of:=[.F48]/[.F49]" office:value-type="float" office:value="12.5" calcext:value-type="float">
            <text:p><text:s/>12,5</text:p>
          </table:table-cell>
          <table:table-cell table:style-name="ce27" table:formula="of:=[.G48]/[.G49]" office:value-type="float" office:value="8.25" calcext:value-type="float">
            <text:p><text:s/>8,3</text:p>
          </table:table-cell>
          <table:table-cell table:style-name="ce56"/>
          <table:table-cell table:number-columns-repeated="16376"/>
        </table:table-row>
        <table:table-row table:style-name="ro1">
          <table:table-cell table:style-name="ce8" office:value-type="string" calcext:value-type="string">
            <text:p>Ouverture conv</text:p>
          </table:table-cell>
          <table:table-cell table:style-name="ce37" table:formula="of:=COM.MICROSOFT.TEXTJOIN(&quot;&quot;; ;&quot;f/&quot;;INDEX([$ouverture.$A$2:$ouverture.$A$18];MATCH([.B51];[$ouverture.$A$2:$ouverture.$A$18])))" office:value-type="string" office:string-value="f/11" calcext:value-type="string">
            <text:p>f/11</text:p>
          </table:table-cell>
          <table:table-cell table:style-name="ce37" table:formula="of:=COM.MICROSOFT.TEXTJOIN(&quot;&quot;; ;&quot;f/&quot;;INDEX([$ouverture.$A$2:$ouverture.$A$18];MATCH([.C51];[$ouverture.$A$2:$ouverture.$A$18])))" office:value-type="string" office:string-value="f/5,6" calcext:value-type="string">
            <text:p>f/5,6</text:p>
          </table:table-cell>
          <table:table-cell table:style-name="ce37" table:formula="of:=COM.MICROSOFT.TEXTJOIN(&quot;&quot;; ;&quot;f/&quot;;INDEX([$ouverture.$A$2:$ouverture.$A$18];MATCH([.D51];[$ouverture.$A$2:$ouverture.$A$18])))" office:value-type="string" office:string-value="f/4" calcext:value-type="string">
            <text:p>f/4</text:p>
          </table:table-cell>
          <table:table-cell table:style-name="ce37" table:formula="of:=COM.MICROSOFT.TEXTJOIN(&quot;&quot;; ;&quot;f/&quot;;INDEX([$ouverture.$A$2:$ouverture.$A$18];MATCH([.E51];[$ouverture.$A$2:$ouverture.$A$18])))" office:value-type="string" office:string-value="f/22" calcext:value-type="string">
            <text:p>f/22</text:p>
          </table:table-cell>
          <table:table-cell table:style-name="ce37" table:formula="of:=COM.MICROSOFT.TEXTJOIN(&quot;&quot;; ;&quot;f/&quot;;INDEX([$ouverture.$A$2:$ouverture.$A$18];MATCH([.F51];[$ouverture.$A$2:$ouverture.$A$18])))" office:value-type="string" office:string-value="f/11" calcext:value-type="string">
            <text:p>f/11</text:p>
          </table:table-cell>
          <table:table-cell table:style-name="ce37" table:formula="of:=COM.MICROSOFT.TEXTJOIN(&quot;&quot;; ;&quot;f/&quot;;INDEX([$ouverture.$A$2:$ouverture.$A$18];MATCH([.G51];[$ouverture.$A$2:$ouverture.$A$18])))" office:value-type="string" office:string-value="f/8" calcext:value-type="string">
            <text:p>f/8</text:p>
          </table:table-cell>
          <table:table-cell table:style-name="ce57"/>
          <table:table-cell table:number-columns-repeated="16376"/>
        </table:table-row>
        <table:table-row table:style-name="ro1">
          <table:table-cell table:style-name="ce8" office:value-type="string" calcext:value-type="string">
            <text:p>Facteur d’éclairage</text:p>
          </table:table-cell>
          <table:table-cell table:style-name="ce38" table:formula="of:=(PI()/4)*(1/[.B$51])*(([.B$48]^2)/([.$B8]^2))*10" office:value-type="float" office:value="0.523315596163146" calcext:value-type="float">
            <text:p>0,52</text:p>
          </table:table-cell>
          <table:table-cell table:style-name="ce38" table:formula="of:=(PI()/4)*(1/[.C$51])*(([.C$48]^2)/([.$B8]^2))*10" office:value-type="float" office:value="0.261657798081573" calcext:value-type="float">
            <text:p>0,26</text:p>
          </table:table-cell>
          <table:table-cell table:style-name="ce38" table:formula="of:=(PI()/4)*(1/[.D$51])*(([.D$48]^2)/([.$B8]^2))*10" office:value-type="float" office:value="0.167460990772207" calcext:value-type="float">
            <text:p>0,17</text:p>
          </table:table-cell>
          <table:table-cell table:style-name="ce38" table:formula="of:=(PI()/4)*(1/[.E$51])*(([.E$48]^2)/([.$B8]^2))*10" office:value-type="float" office:value="0.271852257747089" calcext:value-type="float">
            <text:p>0,27</text:p>
          </table:table-cell>
          <table:table-cell table:style-name="ce38" table:formula="of:=(PI()/4)*(1/[.F$51])*(([.F$48]^2)/([.$B8]^2))*10" office:value-type="float" office:value="0.135926128873544" calcext:value-type="float">
            <text:p>0,14</text:p>
          </table:table-cell>
          <table:table-cell table:style-name="ce38" table:formula="of:=(PI()/4)*(1/[.G$51])*(([.G$48]^2)/([.$B8]^2))*10" office:value-type="float" office:value="0.0897112450565393" calcext:value-type="float">
            <text:p>0,09</text:p>
          </table:table-cell>
          <table:table-cell table:style-name="ce57"/>
          <table:table-cell table:number-columns-repeated="16376"/>
        </table:table-row>
        <table:table-row table:style-name="ro1">
          <table:table-cell table:style-name="ce14" office:value-type="string" calcext:value-type="string">
            <text:p>Distances objet</text:p>
          </table:table-cell>
          <table:table-cell table:style-name="ce33" table:number-columns-repeated="5"/>
          <table:table-cell table:style-name="ce46"/>
          <table:table-cell table:style-name="ce57"/>
          <table:table-cell table:number-columns-repeated="16376"/>
        </table:table-row>
        <table:table-row table:style-name="ro1">
          <table:table-cell table:style-name="ce8" office:value-type="string" calcext:value-type="string">
            <text:p>Ditance objet-lentille</text:p>
          </table:table-cell>
          <table:table-cell table:style-name="ce28" table:formula="of:=IF(1/(1/[.B$48]-1/[.$B8])&lt;0;NA();1/(1/[.B$48]-1/[.$B8]))" office:value-type="float" office:value="28666.6666666667" calcext:value-type="float">
            <text:p>28 667</text:p>
          </table:table-cell>
          <table:table-cell table:style-name="ce28" table:formula="of:=IF(1/(1/[.C$48]-1/[.$B8])&lt;0;NA();1/(1/[.C$48]-1/[.$B8]))" office:value-type="float" office:value="1869.5652173913" calcext:value-type="float">
            <text:p>1 870</text:p>
          </table:table-cell>
          <table:table-cell table:style-name="ce28" table:formula="of:=IF(1/(1/[.D$48]-1/[.$B8])&lt;0;NA();1/(1/[.D$48]-1/[.$B8]))" office:value-type="float" office:value="911.258278145695" calcext:value-type="float">
            <text:p><text:s/>911</text:p>
          </table:table-cell>
          <table:table-cell table:style-name="ce28" table:formula="of:=IF(1/(1/[.E$48]-1/[.$B8])&lt;0;NA();1/(1/[.E$48]-1/[.$B8]))" office:value-type="float" office:value="28666.6666666667" calcext:value-type="float">
            <text:p>28 667</text:p>
          </table:table-cell>
          <table:table-cell table:style-name="ce28" table:formula="of:=IF(1/(1/[.F$48]-1/[.$B8])&lt;0;NA();1/(1/[.F$48]-1/[.$B8]))" office:value-type="float" office:value="1869.5652173913" calcext:value-type="float">
            <text:p>1 870</text:p>
          </table:table-cell>
          <table:table-cell table:style-name="ce28" table:formula="of:=IF(1/(1/[.G$48]-1/[.$B8])&lt;0;NA();1/(1/[.G$48]-1/[.$B8]))" office:value-type="float" office:value="952.348993288591" calcext:value-type="float">
            <text:p><text:s/>952</text:p>
          </table:table-cell>
          <table:table-cell table:style-name="ce58"/>
          <table:table-cell table:style-name="ce56" table:number-columns-repeated="2"/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tance objet-lentille </text:span>t-</text:p>
          </table:table-cell>
          <table:table-cell table:style-name="ce29" table:formula="of:=IF(1/(1/[.B$48]-1/[.$B9])&lt;0;NA();1/(1/[.B$48]-1/[.$B9]))" office:value-type="string" office:string-value="" calcext:value-type="error">
            <text:p>#N/A</text:p>
          </table:table-cell>
          <table:table-cell table:style-name="ce29" table:formula="of:=IF(1/(1/[.C$48]-1/[.$B9])&lt;0;NA();1/(1/[.C$48]-1/[.$B9]))" office:value-type="float" office:value="2052.63157894737" calcext:value-type="float">
            <text:p>2 053</text:p>
          </table:table-cell>
          <table:table-cell table:style-name="ce29" table:formula="of:=IF(1/(1/[.D$48]-1/[.$B9])&lt;0;NA();1/(1/[.D$48]-1/[.$B9]))" office:value-type="float" office:value="952.671755725191" calcext:value-type="float">
            <text:p><text:s/>953</text:p>
          </table:table-cell>
          <table:table-cell table:style-name="ce29" table:formula="of:=IF(1/(1/[.E$48]-1/[.$B9])&lt;0;NA();1/(1/[.E$48]-1/[.$B9]))" office:value-type="string" office:string-value="" calcext:value-type="error">
            <text:p>#N/A</text:p>
          </table:table-cell>
          <table:table-cell table:style-name="ce29" table:formula="of:=IF(1/(1/[.F$48]-1/[.$B9])&lt;0;NA();1/(1/[.F$48]-1/[.$B9]))" office:value-type="float" office:value="2052.63157894737" calcext:value-type="float">
            <text:p>2 053</text:p>
          </table:table-cell>
          <table:table-cell table:style-name="ce29" table:formula="of:=IF(1/(1/[.G$48]-1/[.$B9])&lt;0;NA();1/(1/[.G$48]-1/[.$B9]))" office:value-type="float" office:value="997.674418604651" calcext:value-type="float">
            <text:p><text:s/>998</text:p>
          </table:table-cell>
          <table:table-cell table:style-name="ce59"/>
          <table:table-cell table:style-name="ce57" table:number-columns-repeated="2"/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tance objet-lentille </text:span>t+</text:p>
          </table:table-cell>
          <table:table-cell table:style-name="ce29" table:formula="of:=IF(1/(1/[.B$48]-1/[.$B10])&lt;0;NA();1/(1/[.B$48]-1/[.$B10]))" office:value-type="float" office:value="13428.5714285714" calcext:value-type="float">
            <text:p>13 429</text:p>
          </table:table-cell>
          <table:table-cell table:style-name="ce29" table:formula="of:=IF(1/(1/[.C$48]-1/[.$B10])&lt;0;NA();1/(1/[.C$48]-1/[.$B10]))" office:value-type="float" office:value="1740.74074074074" calcext:value-type="float">
            <text:p>1 741</text:p>
          </table:table-cell>
          <table:table-cell table:style-name="ce29" table:formula="of:=IF(1/(1/[.D$48]-1/[.$B10])&lt;0;NA();1/(1/[.D$48]-1/[.$B10]))" office:value-type="float" office:value="879.53216374269" calcext:value-type="float">
            <text:p><text:s/>880</text:p>
          </table:table-cell>
          <table:table-cell table:style-name="ce29" table:formula="of:=IF(1/(1/[.E$48]-1/[.$B10])&lt;0;NA();1/(1/[.E$48]-1/[.$B10]))" office:value-type="float" office:value="13428.5714285714" calcext:value-type="float">
            <text:p>13 429</text:p>
          </table:table-cell>
          <table:table-cell table:style-name="ce29" table:formula="of:=IF(1/(1/[.F$48]-1/[.$B10])&lt;0;NA();1/(1/[.F$48]-1/[.$B10]))" office:value-type="float" office:value="1740.74074074074" calcext:value-type="float">
            <text:p>1 741</text:p>
          </table:table-cell>
          <table:table-cell table:style-name="ce29" table:formula="of:=IF(1/(1/[.G$48]-1/[.$B10])&lt;0;NA();1/(1/[.G$48]-1/[.$B10]))" office:value-type="float" office:value="917.751479289941" calcext:value-type="float">
            <text:p><text:s/>918</text:p>
          </table:table-cell>
          <table:table-cell table:style-name="ce59"/>
          <table:table-cell table:style-name="ce57" table:number-columns-repeated="2"/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tance objet-lentille </text:span>amp</text:p>
          </table:table-cell>
          <table:table-cell table:style-name="ce29" table:formula="of:=ABS([.B56]-[.B57])" office:value-type="string" office:string-value="" calcext:value-type="error">
            <text:p>#N/A</text:p>
          </table:table-cell>
          <table:table-cell table:style-name="ce29" table:formula="of:=ABS([.C56]-[.C57])" office:value-type="float" office:value="311.890838206627" calcext:value-type="float">
            <text:p><text:s/>312</text:p>
          </table:table-cell>
          <table:table-cell table:style-name="ce29" table:formula="of:=ABS([.D56]-[.D57])" office:value-type="float" office:value="73.1395919825008" calcext:value-type="float">
            <text:p><text:s/>73</text:p>
          </table:table-cell>
          <table:table-cell table:style-name="ce29" table:formula="of:=ABS([.E56]-[.E57])" office:value-type="string" office:string-value="" calcext:value-type="error">
            <text:p>#N/A</text:p>
          </table:table-cell>
          <table:table-cell table:style-name="ce29" table:formula="of:=ABS([.F56]-[.F57])" office:value-type="float" office:value="311.890838206627" calcext:value-type="float">
            <text:p><text:s/>312</text:p>
          </table:table-cell>
          <table:table-cell table:style-name="ce29" table:formula="of:=ABS([.G56]-[.G57])" office:value-type="float" office:value="79.9229393147102" calcext:value-type="float">
            <text:p><text:s/>80</text:p>
          </table:table-cell>
          <table:table-cell table:style-name="ce59"/>
          <table:table-cell table:style-name="ce57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Distance objet-ecran</text:p>
          </table:table-cell>
          <table:table-cell table:style-name="ce28" table:formula="of:=[.B55]+[.$B$8]" office:value-type="float" office:value="30816.6666666667" calcext:value-type="float">
            <text:p>30 817</text:p>
          </table:table-cell>
          <table:table-cell table:style-name="ce28" table:formula="of:=[.C55]+[.$B$8]" office:value-type="float" office:value="4019.5652173913" calcext:value-type="float">
            <text:p>4 020</text:p>
          </table:table-cell>
          <table:table-cell table:style-name="ce28" table:formula="of:=[.D55]+[.$B$8]" office:value-type="float" office:value="3061.2582781457" calcext:value-type="float">
            <text:p>3 061</text:p>
          </table:table-cell>
          <table:table-cell table:style-name="ce28" table:formula="of:=[.E55]+[.$B$8]" office:value-type="float" office:value="30816.6666666667" calcext:value-type="float">
            <text:p>30 817</text:p>
          </table:table-cell>
          <table:table-cell table:style-name="ce28" table:formula="of:=[.F55]+[.$B$8]" office:value-type="float" office:value="4019.5652173913" calcext:value-type="float">
            <text:p>4 020</text:p>
          </table:table-cell>
          <table:table-cell table:style-name="ce28" table:formula="of:=[.G55]+[.$B$8]" office:value-type="float" office:value="3102.34899328859" calcext:value-type="float">
            <text:p>3 102</text:p>
          </table:table-cell>
          <table:table-cell table:style-name="ce58"/>
          <table:table-cell table:style-name="ce56" table:number-columns-repeated="2"/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stance objet-ecran </text:span>t-</text:p>
          </table:table-cell>
          <table:table-cell table:style-name="ce29" table:formula="of:=[.B56]+[.$B$9]" office:value-type="string" office:string-value="" calcext:value-type="error">
            <text:p>#N/A</text:p>
          </table:table-cell>
          <table:table-cell table:style-name="ce29" table:formula="of:=[.C56]+[.$B$9]" office:value-type="float" office:value="4002.63157894737" calcext:value-type="float">
            <text:p>4 003</text:p>
          </table:table-cell>
          <table:table-cell table:style-name="ce29" table:formula="of:=[.D56]+[.$B$9]" office:value-type="float" office:value="2902.67175572519" calcext:value-type="float">
            <text:p>2 903</text:p>
          </table:table-cell>
          <table:table-cell table:style-name="ce29" table:formula="of:=[.E56]+[.$B$9]" office:value-type="string" office:string-value="" calcext:value-type="error">
            <text:p>#N/A</text:p>
          </table:table-cell>
          <table:table-cell table:style-name="ce29" table:formula="of:=[.F56]+[.$B$9]" office:value-type="float" office:value="4002.63157894737" calcext:value-type="float">
            <text:p>4 003</text:p>
          </table:table-cell>
          <table:table-cell table:style-name="ce29" table:formula="of:=[.G56]+[.$B$9]" office:value-type="float" office:value="2947.67441860465" calcext:value-type="float">
            <text:p>2 948</text:p>
          </table:table-cell>
          <table:table-cell table:style-name="ce59"/>
          <table:table-cell table:style-name="ce57" table:number-columns-repeated="2"/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stance objet-ecran </text:span>t+</text:p>
          </table:table-cell>
          <table:table-cell table:style-name="ce29" table:formula="of:=[.B57]+[.$B$10]" office:value-type="float" office:value="15778.5714285714" calcext:value-type="float">
            <text:p>15 779</text:p>
          </table:table-cell>
          <table:table-cell table:style-name="ce29" table:formula="of:=[.C57]+[.$B$10]" office:value-type="float" office:value="4090.74074074074" calcext:value-type="float">
            <text:p>4 091</text:p>
          </table:table-cell>
          <table:table-cell table:style-name="ce29" table:formula="of:=[.D57]+[.$B$10]" office:value-type="float" office:value="3229.53216374269" calcext:value-type="float">
            <text:p>3 230</text:p>
          </table:table-cell>
          <table:table-cell table:style-name="ce29" table:formula="of:=[.E57]+[.$B$10]" office:value-type="float" office:value="15778.5714285714" calcext:value-type="float">
            <text:p>15 779</text:p>
          </table:table-cell>
          <table:table-cell table:style-name="ce29" table:formula="of:=[.F57]+[.$B$10]" office:value-type="float" office:value="4090.74074074074" calcext:value-type="float">
            <text:p>4 091</text:p>
          </table:table-cell>
          <table:table-cell table:style-name="ce29" table:formula="of:=[.G57]+[.$B$10]" office:value-type="float" office:value="3267.75147928994" calcext:value-type="float">
            <text:p>3 268</text:p>
          </table:table-cell>
          <table:table-cell table:style-name="ce59"/>
          <table:table-cell table:style-name="ce57" table:number-columns-repeated="2"/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stance objet-ecran </text:span>amp</text:p>
          </table:table-cell>
          <table:table-cell table:style-name="ce29" table:formula="of:=ABS([.B60]-[.B61])" office:value-type="string" office:string-value="" calcext:value-type="error">
            <text:p>#N/A</text:p>
          </table:table-cell>
          <table:table-cell table:style-name="ce29" table:formula="of:=ABS([.C60]-[.C61])" office:value-type="float" office:value="88.1091617933726" calcext:value-type="float">
            <text:p><text:s/>88</text:p>
          </table:table-cell>
          <table:table-cell table:style-name="ce29" table:formula="of:=ABS([.D60]-[.D61])" office:value-type="float" office:value="326.860408017499" calcext:value-type="float">
            <text:p><text:s/>327</text:p>
          </table:table-cell>
          <table:table-cell table:style-name="ce29" table:formula="of:=ABS([.E60]-[.E61])" office:value-type="string" office:string-value="" calcext:value-type="error">
            <text:p>#N/A</text:p>
          </table:table-cell>
          <table:table-cell table:style-name="ce29" table:formula="of:=ABS([.F60]-[.F61])" office:value-type="float" office:value="88.1091617933726" calcext:value-type="float">
            <text:p><text:s/>88</text:p>
          </table:table-cell>
          <table:table-cell table:style-name="ce29" table:formula="of:=ABS([.G60]-[.G61])" office:value-type="float" office:value="320.07706068529" calcext:value-type="float">
            <text:p><text:s/>320</text:p>
          </table:table-cell>
          <table:table-cell table:style-name="ce59"/>
          <table:table-cell table:style-name="ce57" table:number-columns-repeated="2"/>
          <table:table-cell table:number-columns-repeated="16374"/>
        </table:table-row>
        <table:table-row table:style-name="ro1">
          <table:table-cell table:style-name="ce14" office:value-type="string" calcext:value-type="string">
            <text:p>Profondeur de champ</text:p>
          </table:table-cell>
          <table:table-cell table:style-name="ce33" table:number-columns-repeated="5"/>
          <table:table-cell table:style-name="ce46"/>
          <table:table-cell table:style-name="ce52"/>
          <table:table-cell table:style-name="ce55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21" table:formula="of:=([.B48])^2/(([.$B$12])*[.B51])" office:value-type="float" office:value="616000" calcext:value-type="float">
            <text:p>616000</text:p>
          </table:table-cell>
          <table:table-cell table:style-name="ce21" table:formula="of:=([.C48])^2/(([.$B$12])*[.C51])" office:value-type="float" office:value="308000" calcext:value-type="float">
            <text:p>308000</text:p>
          </table:table-cell>
          <table:table-cell table:style-name="ce21" table:formula="of:=([.D48])^2/(([.$B$12])*[.D51])" office:value-type="float" office:value="197120" calcext:value-type="float">
            <text:p>197120</text:p>
          </table:table-cell>
          <table:table-cell table:style-name="ce21" table:formula="of:=([.E48])^2/(([.$B$12])*[.E51])" office:value-type="float" office:value="320000" calcext:value-type="float">
            <text:p>320000</text:p>
          </table:table-cell>
          <table:table-cell table:style-name="ce21" table:formula="of:=([.F48])^2/(([.$B$12])*[.F51])" office:value-type="float" office:value="160000" calcext:value-type="float">
            <text:p>160000</text:p>
          </table:table-cell>
          <table:table-cell table:style-name="ce21" table:formula="of:=([.G48])^2/(([.$B$12])*[.G51])" office:value-type="float" office:value="105600" calcext:value-type="float">
            <text:p>105600</text:p>
          </table:table-cell>
          <table:table-cell table:style-name="ce52"/>
          <table:table-cell table:style-name="ce55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PPN</text:p>
          </table:table-cell>
          <table:table-cell table:style-name="ce30" table:formula="of:=([.B55]*[.B64])/([.B64]+[.B55])" office:value-type="float" office:value="27391.9338159256" calcext:value-type="float">
            <text:p>27392</text:p>
          </table:table-cell>
          <table:table-cell table:style-name="ce30" table:formula="of:=([.C55]*[.C64])/([.C64]+[.C55])" office:value-type="float" office:value="1858.28539357373" calcext:value-type="float">
            <text:p>1858</text:p>
          </table:table-cell>
          <table:table-cell table:style-name="ce30" table:formula="of:=([.D55]*[.D64])/([.D64]+[.D55])" office:value-type="float" office:value="907.065042912484" calcext:value-type="float">
            <text:p>907</text:p>
          </table:table-cell>
          <table:table-cell table:style-name="ce30" table:formula="of:=([.E55]*[.E64])/([.E64]+[.E55])" office:value-type="float" office:value="26309.7514340344" calcext:value-type="float">
            <text:p>26310</text:p>
          </table:table-cell>
          <table:table-cell table:style-name="ce30" table:formula="of:=([.F55]*[.F64])/([.F64]+[.F55])" office:value-type="float" office:value="1847.97206553854" calcext:value-type="float">
            <text:p>1848</text:p>
          </table:table-cell>
          <table:table-cell table:style-name="ce30" table:formula="of:=([.G55]*[.G64])/([.G64]+[.G55])" office:value-type="float" office:value="943.8370401164" calcext:value-type="float">
            <text:p>944</text:p>
          </table:table-cell>
          <table:table-cell table:style-name="ce60"/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DPN</text:p>
          </table:table-cell>
          <table:table-cell table:style-name="ce30" table:formula="of:=([.B55]*[.B64])/([.B64]-[.B55])" office:value-type="float" office:value="30065.8342792282" calcext:value-type="float">
            <text:p>30066</text:p>
          </table:table-cell>
          <table:table-cell table:style-name="ce30" table:formula="of:=([.C55]*[.C64])/([.C64]-[.C55])" office:value-type="float" office:value="1880.98281494106" calcext:value-type="float">
            <text:p>1881</text:p>
          </table:table-cell>
          <table:table-cell table:style-name="ce30" table:formula="of:=([.D55]*[.D64])/([.D64]-[.D55])" office:value-type="float" office:value="915.49046292096" calcext:value-type="float">
            <text:p>915</text:p>
          </table:table-cell>
          <table:table-cell table:style-name="ce30" table:formula="of:=([.E55]*[.E64])/([.E64]-[.E55])" office:value-type="float" office:value="31487.414187643" calcext:value-type="float">
            <text:p>31487</text:p>
          </table:table-cell>
          <table:table-cell table:style-name="ce30" table:formula="of:=([.F55]*[.F64])/([.F64]-[.F55])" office:value-type="float" office:value="1891.66895793236" calcext:value-type="float">
            <text:p>1892</text:p>
          </table:table-cell>
          <table:table-cell table:style-name="ce30" table:formula="of:=([.G55]*[.G64])/([.G64]-[.G55])" office:value-type="float" office:value="961.015873015873" calcext:value-type="float">
            <text:p>961</text:p>
          </table:table-cell>
          <table:table-cell table:style-name="ce60"/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PDF</text:p>
          </table:table-cell>
          <table:table-cell table:style-name="ce6" table:formula="of:=[.B66]-[.B65]" office:value-type="float" office:value="2673.90046330261" calcext:value-type="float">
            <text:p>2674</text:p>
          </table:table-cell>
          <table:table-cell table:style-name="ce6" table:formula="of:=[.C66]-[.C65]" office:value-type="float" office:value="22.6974213673259" calcext:value-type="float">
            <text:p>23</text:p>
          </table:table-cell>
          <table:table-cell table:style-name="ce6" table:formula="of:=[.D66]-[.D65]" office:value-type="float" office:value="8.42542000847573" calcext:value-type="float">
            <text:p>8</text:p>
          </table:table-cell>
          <table:table-cell table:style-name="ce6" table:formula="of:=[.E66]-[.E65]" office:value-type="float" office:value="5177.66275360861" calcext:value-type="float">
            <text:p>5178</text:p>
          </table:table-cell>
          <table:table-cell table:style-name="ce6" table:formula="of:=[.F66]-[.F65]" office:value-type="float" office:value="43.6968923938175" calcext:value-type="float">
            <text:p>44</text:p>
          </table:table-cell>
          <table:table-cell table:style-name="ce6" table:formula="of:=[.G66]-[.G65]" office:value-type="float" office:value="17.178832899473" calcext:value-type="float">
            <text:p>17</text:p>
          </table:table-cell>
          <table:table-cell table:style-name="ce61"/>
          <table:table-cell table:style-name="ce66" table:number-columns-repeated="2"/>
          <table:table-cell table:number-columns-repeated="16374"/>
        </table:table-row>
        <table:table-row table:style-name="ro1">
          <table:table-cell table:style-name="ce14" office:value-type="string" calcext:value-type="string">
            <text:p>Dimensions</text:p>
          </table:table-cell>
          <table:table-cell table:style-name="ce33" table:number-columns-repeated="5"/>
          <table:table-cell table:style-name="ce46"/>
          <table:table-cell table:style-name="ce52"/>
          <table:table-cell table:style-name="ce55" table:number-columns-repeated="2"/>
          <table:table-cell table:number-columns-repeated="16374"/>
        </table:table-row>
        <table:table-row table:style-name="ro1">
          <table:table-cell table:style-name="ce20" office:value-type="string" calcext:value-type="string">
            <text:p>Grandissement</text:p>
          </table:table-cell>
          <table:table-cell table:style-name="ce20" table:formula="of:=[.$B8]/[.B55]" office:value-type="float" office:value="0.075" calcext:value-type="float">
            <text:p>0,07</text:p>
          </table:table-cell>
          <table:table-cell table:style-name="ce20" table:formula="of:=[.$B8]/[.C55]" office:value-type="float" office:value="1.15" calcext:value-type="float">
            <text:p>1,15</text:p>
          </table:table-cell>
          <table:table-cell table:style-name="ce20" table:formula="of:=[.$B8]/[.D55]" office:value-type="float" office:value="2.359375" calcext:value-type="float">
            <text:p>2,36</text:p>
          </table:table-cell>
          <table:table-cell table:style-name="ce20" table:formula="of:=[.$B8]/[.E55]" office:value-type="float" office:value="0.075" calcext:value-type="float">
            <text:p>0,07</text:p>
          </table:table-cell>
          <table:table-cell table:style-name="ce20" table:formula="of:=[.$B8]/[.F55]" office:value-type="float" office:value="1.15" calcext:value-type="float">
            <text:p>1,15</text:p>
          </table:table-cell>
          <table:table-cell table:style-name="ce20" table:formula="of:=[.$B8]/[.G55]" office:value-type="float" office:value="2.25757575757576" calcext:value-type="float">
            <text:p>2,26</text:p>
          </table:table-cell>
          <table:table-cell table:style-name="ce62"/>
          <table:table-cell table:style-name="ce67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Largeur objet</text:p>
          </table:table-cell>
          <table:table-cell table:style-name="ce29" table:formula="of:=[.$B$5]/[.B69]" office:value-type="float" office:value="24000" calcext:value-type="float">
            <text:p>24 000</text:p>
          </table:table-cell>
          <table:table-cell table:style-name="ce29" table:formula="of:=[.$B$5]/[.C69]" office:value-type="float" office:value="1565.21739130435" calcext:value-type="float">
            <text:p>1 565</text:p>
          </table:table-cell>
          <table:table-cell table:style-name="ce29" table:formula="of:=[.$B$5]/[.D69]" office:value-type="float" office:value="762.913907284768" calcext:value-type="float">
            <text:p><text:s/>763</text:p>
          </table:table-cell>
          <table:table-cell table:style-name="ce29" table:formula="of:=[.$B$5]/[.E69]" office:value-type="float" office:value="24000" calcext:value-type="float">
            <text:p>24 000</text:p>
          </table:table-cell>
          <table:table-cell table:style-name="ce29" table:formula="of:=[.$B$5]/[.F69]" office:value-type="float" office:value="1565.21739130435" calcext:value-type="float">
            <text:p>1 565</text:p>
          </table:table-cell>
          <table:table-cell table:style-name="ce29" table:formula="of:=[.$B$5]/[.G69]" office:value-type="float" office:value="797.315436241611" calcext:value-type="float">
            <text:p><text:s/>797</text:p>
          </table:table-cell>
          <table:table-cell table:style-name="ce59"/>
          <table:table-cell table:style-name="ce68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Hauteur objet</text:p>
          </table:table-cell>
          <table:table-cell table:style-name="ce29" table:formula="of:=[.$B$6]/[.B69]" office:value-type="float" office:value="17518.2481751825" calcext:value-type="float">
            <text:p>17 518</text:p>
          </table:table-cell>
          <table:table-cell table:style-name="ce29" table:formula="of:=[.$B$6]/[.C69]" office:value-type="float" office:value="1142.49444620755" calcext:value-type="float">
            <text:p>1 142</text:p>
          </table:table-cell>
          <table:table-cell table:style-name="ce29" table:formula="of:=[.$B$6]/[.D69]" office:value-type="float" office:value="556.871465171364" calcext:value-type="float">
            <text:p><text:s/>557</text:p>
          </table:table-cell>
          <table:table-cell table:style-name="ce29" table:formula="of:=[.$B$6]/[.E69]" office:value-type="float" office:value="17518.2481751825" calcext:value-type="float">
            <text:p>17 518</text:p>
          </table:table-cell>
          <table:table-cell table:style-name="ce29" table:formula="of:=[.$B$6]/[.F69]" office:value-type="float" office:value="1142.49444620755" calcext:value-type="float">
            <text:p>1 142</text:p>
          </table:table-cell>
          <table:table-cell table:style-name="ce29" table:formula="of:=[.$B$6]/[.G69]" office:value-type="float" office:value="581.982070249351" calcext:value-type="float">
            <text:p><text:s/>582</text:p>
          </table:table-cell>
          <table:table-cell table:style-name="ce59"/>
          <table:table-cell table:style-name="ce57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t-</text:p>
          </table:table-cell>
          <table:table-cell table:style-name="ce42" table:formula="of:=[.$B9]/[.B56]" office:value-type="string" office:string-value="" calcext:value-type="error">
            <text:p>#N/A</text:p>
          </table:table-cell>
          <table:table-cell table:style-name="ce42" table:formula="of:=[.$B9]/[.C56]" office:value-type="float" office:value="0.95" calcext:value-type="float">
            <text:p>0,95</text:p>
          </table:table-cell>
          <table:table-cell table:style-name="ce42" table:formula="of:=[.$B9]/[.D56]" office:value-type="float" office:value="2.046875" calcext:value-type="float">
            <text:p>2,05</text:p>
          </table:table-cell>
          <table:table-cell table:style-name="ce42" table:formula="of:=[.$B9]/[.E56]" office:value-type="string" office:string-value="" calcext:value-type="error">
            <text:p>#N/A</text:p>
          </table:table-cell>
          <table:table-cell table:style-name="ce42" table:formula="of:=[.$B9]/[.F56]" office:value-type="float" office:value="0.95" calcext:value-type="float">
            <text:p>0,95</text:p>
          </table:table-cell>
          <table:table-cell table:style-name="ce42" table:formula="of:=[.$B9]/[.G56]" office:value-type="float" office:value="1.95454545454545" calcext:value-type="float">
            <text:p>1,95</text:p>
          </table:table-cell>
          <table:table-cell table:style-name="ce63"/>
          <table:table-cell table:style-name="ce69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t+</text:p>
          </table:table-cell>
          <table:table-cell table:style-name="ce42" table:formula="of:=[.$B10]/[.B57]" office:value-type="float" office:value="0.175" calcext:value-type="float">
            <text:p>0,18</text:p>
          </table:table-cell>
          <table:table-cell table:style-name="ce42" table:formula="of:=[.$B10]/[.C57]" office:value-type="float" office:value="1.35" calcext:value-type="float">
            <text:p>1,35</text:p>
          </table:table-cell>
          <table:table-cell table:style-name="ce42" table:formula="of:=[.$B10]/[.D57]" office:value-type="float" office:value="2.671875" calcext:value-type="float">
            <text:p>2,67</text:p>
          </table:table-cell>
          <table:table-cell table:style-name="ce42" table:formula="of:=[.$B10]/[.E57]" office:value-type="float" office:value="0.175" calcext:value-type="float">
            <text:p>0,18</text:p>
          </table:table-cell>
          <table:table-cell table:style-name="ce42" table:formula="of:=[.$B10]/[.F57]" office:value-type="float" office:value="1.35" calcext:value-type="float">
            <text:p>1,35</text:p>
          </table:table-cell>
          <table:table-cell table:style-name="ce42" table:formula="of:=[.$B10]/[.G57]" office:value-type="float" office:value="2.56060606060606" calcext:value-type="float">
            <text:p>2,56</text:p>
          </table:table-cell>
          <table:table-cell table:style-name="ce63"/>
          <table:table-cell table:style-name="ce69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amp</text:p>
          </table:table-cell>
          <table:table-cell table:style-name="ce42" table:formula="of:=ABS([.B72]-[.B73])" office:value-type="string" office:string-value="" calcext:value-type="error">
            <text:p>#N/A</text:p>
          </table:table-cell>
          <table:table-cell table:style-name="ce42" table:formula="of:=ABS([.C72]-[.C73])" office:value-type="float" office:value="0.4" calcext:value-type="float">
            <text:p>0,40</text:p>
          </table:table-cell>
          <table:table-cell table:style-name="ce42" table:formula="of:=ABS([.D72]-[.D73])" office:value-type="float" office:value="0.625" calcext:value-type="float">
            <text:p>0,63</text:p>
          </table:table-cell>
          <table:table-cell table:style-name="ce42" table:formula="of:=ABS([.E72]-[.E73])" office:value-type="string" office:string-value="" calcext:value-type="error">
            <text:p>#N/A</text:p>
          </table:table-cell>
          <table:table-cell table:style-name="ce42" table:formula="of:=ABS([.F72]-[.F73])" office:value-type="float" office:value="0.4" calcext:value-type="float">
            <text:p>0,40</text:p>
          </table:table-cell>
          <table:table-cell table:style-name="ce42" table:formula="of:=ABS([.G72]-[.G73])" office:value-type="float" office:value="0.606060606060606" calcext:value-type="float">
            <text:p>0,61</text:p>
          </table:table-cell>
          <table:table-cell table:style-name="ce63"/>
          <table:table-cell table:style-name="ce69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obj fixe t-</text:p>
          </table:table-cell>
          <table:table-cell table:style-name="ce42" table:formula="of:=[.$B9]/[.B$55]" office:value-type="float" office:value="0.0680232558139535" calcext:value-type="float">
            <text:p>0,07</text:p>
          </table:table-cell>
          <table:table-cell table:style-name="ce42" table:formula="of:=[.$B9]/[.C$55]" office:value-type="float" office:value="1.04302325581395" calcext:value-type="float">
            <text:p>1,04</text:p>
          </table:table-cell>
          <table:table-cell table:style-name="ce42" table:formula="of:=[.$B9]/[.D$55]" office:value-type="float" office:value="2.13989825581395" calcext:value-type="float">
            <text:p>2,14</text:p>
          </table:table-cell>
          <table:table-cell table:style-name="ce42" table:formula="of:=[.$B9]/[.E$55]" office:value-type="float" office:value="0.0680232558139535" calcext:value-type="float">
            <text:p>0,07</text:p>
          </table:table-cell>
          <table:table-cell table:style-name="ce42" table:formula="of:=[.$B9]/[.F$55]" office:value-type="float" office:value="1.04302325581395" calcext:value-type="float">
            <text:p>1,04</text:p>
          </table:table-cell>
          <table:table-cell table:style-name="ce42" table:formula="of:=[.$B9]/[.G$55]" office:value-type="float" office:value="2.04756871035941" calcext:value-type="float">
            <text:p>2,05</text:p>
          </table:table-cell>
          <table:table-cell table:style-name="ce63"/>
          <table:table-cell table:style-name="ce69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obj fixe t+</text:p>
          </table:table-cell>
          <table:table-cell table:style-name="ce42" table:formula="of:=[.$B10]/[.B$55]" office:value-type="float" office:value="0.0819767441860465" calcext:value-type="float">
            <text:p>0,08</text:p>
          </table:table-cell>
          <table:table-cell table:style-name="ce42" table:formula="of:=[.$B10]/[.C$55]" office:value-type="float" office:value="1.25697674418605" calcext:value-type="float">
            <text:p>1,26</text:p>
          </table:table-cell>
          <table:table-cell table:style-name="ce42" table:formula="of:=[.$B10]/[.D$55]" office:value-type="float" office:value="2.57885174418605" calcext:value-type="float">
            <text:p>2,58</text:p>
          </table:table-cell>
          <table:table-cell table:style-name="ce42" table:formula="of:=[.$B10]/[.E$55]" office:value-type="float" office:value="0.0819767441860465" calcext:value-type="float">
            <text:p>0,08</text:p>
          </table:table-cell>
          <table:table-cell table:style-name="ce42" table:formula="of:=[.$B10]/[.F$55]" office:value-type="float" office:value="1.25697674418605" calcext:value-type="float">
            <text:p>1,26</text:p>
          </table:table-cell>
          <table:table-cell table:style-name="ce42" table:formula="of:=[.$B10]/[.G$55]" office:value-type="float" office:value="2.46758280479211" calcext:value-type="float">
            <text:p>2,47</text:p>
          </table:table-cell>
          <table:table-cell table:style-name="ce63"/>
          <table:table-cell table:style-name="ce69" table:number-columns-repeated="2"/>
          <table:table-cell table:number-columns-repeated="16374"/>
        </table:table-row>
        <table:table-row table:style-name="ro1">
          <table:table-cell table:style-name="ce16" office:value-type="string" calcext:value-type="string">
            <text:p>Grandissement obj fixe amp</text:p>
          </table:table-cell>
          <table:table-cell table:style-name="ce42" table:formula="of:=ABS([.B75]-[.B76])" office:value-type="float" office:value="0.013953488372093" calcext:value-type="float">
            <text:p>0,01</text:p>
          </table:table-cell>
          <table:table-cell table:style-name="ce42" table:formula="of:=ABS([.C75]-[.C76])" office:value-type="float" office:value="0.213953488372093" calcext:value-type="float">
            <text:p>0,21</text:p>
          </table:table-cell>
          <table:table-cell table:style-name="ce42" table:formula="of:=ABS([.D75]-[.D76])" office:value-type="float" office:value="0.438953488372093" calcext:value-type="float">
            <text:p>0,44</text:p>
          </table:table-cell>
          <table:table-cell table:style-name="ce42" table:formula="of:=ABS([.E75]-[.E76])" office:value-type="float" office:value="0.013953488372093" calcext:value-type="float">
            <text:p>0,01</text:p>
          </table:table-cell>
          <table:table-cell table:style-name="ce42" table:formula="of:=ABS([.F75]-[.F76])" office:value-type="float" office:value="0.213953488372093" calcext:value-type="float">
            <text:p>0,21</text:p>
          </table:table-cell>
          <table:table-cell table:style-name="ce42" table:formula="of:=ABS([.G75]-[.G76])" office:value-type="float" office:value="0.420014094432699" calcext:value-type="float">
            <text:p>0,42</text:p>
          </table:table-cell>
          <table:table-cell table:style-name="ce63"/>
          <table:table-cell table:style-name="ce69"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Identité de la lentille</text:p>
          </table:table-cell>
          <table:table-cell table:style-name="ce33" table:number-columns-repeated="8"/>
          <table:table-cell table:style-name="ce46"/>
          <table:table-cell table:number-columns-repeated="16374"/>
        </table:table-row>
        <table:table-row table:style-name="ro1">
          <table:table-cell table:style-name="ce8" office:value-type="string" calcext:value-type="string">
            <text:p>Focale</text:p>
          </table:table-cell>
          <table:table-cell table:style-name="ce4" office:value-type="float" office:value="2250" calcext:value-type="float">
            <text:p>225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640" calcext:value-type="float">
            <text:p>640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Distances objet</text:p>
          </table:table-cell>
          <table:table-cell table:style-name="ce33" table:number-columns-repeated="8"/>
          <table:table-cell table:style-name="ce46"/>
          <table:table-cell table:number-columns-repeated="16374"/>
        </table:table-row>
        <table:table-row table:style-name="ro1">
          <table:table-cell table:style-name="ce8" office:value-type="string" calcext:value-type="string">
            <text:p>Ditance objet-lentille</text:p>
          </table:table-cell>
          <table:table-cell table:style-name="ce28" table:formula="of:=IF(1/(1/[.B$80]-1/[.$B8])&lt;0;NA();1/(1/[.B$80]-1/[.$B8]))" office:value-type="string" office:string-value="" calcext:value-type="error">
            <text:p>#N/A</text:p>
          </table:table-cell>
          <table:table-cell table:style-name="ce28" table:formula="of:=IF(1/(1/[.C$80]-1/[.$B8])&lt;0;NA();1/(1/[.C$80]-1/[.$B8]))" office:value-type="float" office:value="28666.6666666667" calcext:value-type="float">
            <text:p>28 667</text:p>
          </table:table-cell>
          <table:table-cell table:style-name="ce28" table:formula="of:=IF(1/(1/[.D$80]-1/[.$B8])&lt;0;NA();1/(1/[.D$80]-1/[.$B8]))" office:value-type="float" office:value="11057.1428571429" calcext:value-type="float">
            <text:p>11 057</text:p>
          </table:table-cell>
          <table:table-cell table:style-name="ce28" table:formula="of:=IF(1/(1/[.E$80]-1/[.$B8])&lt;0;NA();1/(1/[.E$80]-1/[.$B8]))" office:value-type="float" office:value="4961.53846153846" calcext:value-type="float">
            <text:p>4 962</text:p>
          </table:table-cell>
          <table:table-cell table:style-name="ce28" table:formula="of:=IF(1/(1/[.F$80]-1/[.$B8])&lt;0;NA();1/(1/[.F$80]-1/[.$B8]))" office:value-type="float" office:value="2715.78947368421" calcext:value-type="float">
            <text:p>2 716</text:p>
          </table:table-cell>
          <table:table-cell table:style-name="ce28" table:formula="of:=IF(1/(1/[.G$80]-1/[.$B8])&lt;0;NA();1/(1/[.G$80]-1/[.$B8]))" office:value-type="float" office:value="1869.5652173913" calcext:value-type="float">
            <text:p>1 870</text:p>
          </table:table-cell>
          <table:table-cell table:style-name="ce28" table:formula="of:=IF(1/(1/[.H$80]-1/[.$B8])&lt;0;NA();1/(1/[.H$80]-1/[.$B8]))" office:value-type="float" office:value="1151.78571428571" calcext:value-type="float">
            <text:p>1 152</text:p>
          </table:table-cell>
          <table:table-cell table:style-name="ce28" table:formula="of:=IF(1/(1/[.I$80]-1/[.$B8])&lt;0;NA();1/(1/[.I$80]-1/[.$B8]))" office:value-type="float" office:value="952.348993288591" calcext:value-type="float">
            <text:p><text:s/>952</text:p>
          </table:table-cell>
          <table:table-cell table:style-name="ce28" table:formula="of:=IF(1/(1/[.J$80]-1/[.$B8])&lt;0;NA();1/(1/[.J$80]-1/[.$B8]))" office:value-type="float" office:value="911.258278145695" calcext:value-type="float">
            <text:p><text:s/>911</text:p>
          </table:table-cell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tance objet-lentille </text:span>t-</text:p>
          </table:table-cell>
          <table:table-cell table:style-name="ce29" table:formula="of:=IF(1/(1/[.B$80]-1/[.$B9])&lt;0;NA();1/(1/[.B$80]-1/[.$B9]))" office:value-type="string" office:string-value="" calcext:value-type="error">
            <text:p>#N/A</text:p>
          </table:table-cell>
          <table:table-cell table:style-name="ce29" table:formula="of:=IF(1/(1/[.C$80]-1/[.$B9])&lt;0;NA();1/(1/[.C$80]-1/[.$B9]))" office:value-type="string" office:string-value="" calcext:value-type="error">
            <text:p>#N/A</text:p>
          </table:table-cell>
          <table:table-cell table:style-name="ce29" table:formula="of:=IF(1/(1/[.D$80]-1/[.$B9])&lt;0;NA();1/(1/[.D$80]-1/[.$B9]))" office:value-type="float" office:value="23400" calcext:value-type="float">
            <text:p>23 400</text:p>
          </table:table-cell>
          <table:table-cell table:style-name="ce29" table:formula="of:=IF(1/(1/[.E$80]-1/[.$B9])&lt;0;NA();1/(1/[.E$80]-1/[.$B9]))" office:value-type="float" office:value="6500" calcext:value-type="float">
            <text:p>6 500</text:p>
          </table:table-cell>
          <table:table-cell table:style-name="ce29" table:formula="of:=IF(1/(1/[.F$80]-1/[.$B9])&lt;0;NA();1/(1/[.F$80]-1/[.$B9]))" office:value-type="float" office:value="3120" calcext:value-type="float">
            <text:p>3 120</text:p>
          </table:table-cell>
          <table:table-cell table:style-name="ce29" table:formula="of:=IF(1/(1/[.G$80]-1/[.$B9])&lt;0;NA();1/(1/[.G$80]-1/[.$B9]))" office:value-type="float" office:value="2052.63157894737" calcext:value-type="float">
            <text:p>2 053</text:p>
          </table:table-cell>
          <table:table-cell table:style-name="ce29" table:formula="of:=IF(1/(1/[.H$80]-1/[.$B9])&lt;0;NA();1/(1/[.H$80]-1/[.$B9]))" office:value-type="float" office:value="1218.75" calcext:value-type="float">
            <text:p>1 219</text:p>
          </table:table-cell>
          <table:table-cell table:style-name="ce29" table:formula="of:=IF(1/(1/[.I$80]-1/[.$B9])&lt;0;NA();1/(1/[.I$80]-1/[.$B9]))" office:value-type="float" office:value="997.674418604651" calcext:value-type="float">
            <text:p><text:s/>998</text:p>
          </table:table-cell>
          <table:table-cell table:style-name="ce29" table:formula="of:=IF(1/(1/[.J$80]-1/[.$B9])&lt;0;NA();1/(1/[.J$80]-1/[.$B9]))" office:value-type="float" office:value="952.671755725191" calcext:value-type="float">
            <text:p><text:s/>953</text:p>
          </table:table-cell>
          <table:table-cell table:number-columns-repeated="16374"/>
        </table:table-row>
        <table:table-row table:style-name="ro2">
          <table:table-cell table:style-name="ce16" office:value-type="string" calcext:value-type="string">
            <text:p><text:span text:style-name="T1">Ditance objet-lentille </text:span>t+</text:p>
          </table:table-cell>
          <table:table-cell table:style-name="ce29" table:formula="of:=IF(1/(1/[.B$80]-1/[.$B10])&lt;0;NA();1/(1/[.B$80]-1/[.$B10]))" office:value-type="float" office:value="52874.9999999999" calcext:value-type="float">
            <text:p>52 875</text:p>
          </table:table-cell>
          <table:table-cell table:style-name="ce29" table:formula="of:=IF(1/(1/[.C$80]-1/[.$B10])&lt;0;NA();1/(1/[.C$80]-1/[.$B10]))" office:value-type="float" office:value="13428.5714285714" calcext:value-type="float">
            <text:p>13 429</text:p>
          </table:table-cell>
          <table:table-cell table:style-name="ce29" table:formula="of:=IF(1/(1/[.D$80]-1/[.$B10])&lt;0;NA();1/(1/[.D$80]-1/[.$B10]))" office:value-type="float" office:value="7690.90909090909" calcext:value-type="float">
            <text:p>7 691</text:p>
          </table:table-cell>
          <table:table-cell table:style-name="ce29" table:formula="of:=IF(1/(1/[.E$80]-1/[.$B10])&lt;0;NA();1/(1/[.E$80]-1/[.$B10]))" office:value-type="float" office:value="4147.05882352941" calcext:value-type="float">
            <text:p>4 147</text:p>
          </table:table-cell>
          <table:table-cell table:style-name="ce29" table:formula="of:=IF(1/(1/[.F$80]-1/[.$B10])&lt;0;NA();1/(1/[.F$80]-1/[.$B10]))" office:value-type="float" office:value="2452.17391304348" calcext:value-type="float">
            <text:p>2 452</text:p>
          </table:table-cell>
          <table:table-cell table:style-name="ce29" table:formula="of:=IF(1/(1/[.G$80]-1/[.$B10])&lt;0;NA();1/(1/[.G$80]-1/[.$B10]))" office:value-type="float" office:value="1740.74074074074" calcext:value-type="float">
            <text:p>1 741</text:p>
          </table:table-cell>
          <table:table-cell table:style-name="ce29" table:formula="of:=IF(1/(1/[.H$80]-1/[.$B10])&lt;0;NA();1/(1/[.H$80]-1/[.$B10]))" office:value-type="float" office:value="1101.5625" calcext:value-type="float">
            <text:p>1 102</text:p>
          </table:table-cell>
          <table:table-cell table:style-name="ce29" table:formula="of:=IF(1/(1/[.I$80]-1/[.$B10])&lt;0;NA();1/(1/[.I$80]-1/[.$B10]))" office:value-type="float" office:value="917.751479289941" calcext:value-type="float">
            <text:p><text:s/>918</text:p>
          </table:table-cell>
          <table:table-cell table:style-name="ce29" table:formula="of:=IF(1/(1/[.J$80]-1/[.$B10])&lt;0;NA();1/(1/[.J$80]-1/[.$B10]))" office:value-type="float" office:value="879.53216374269" calcext:value-type="float">
            <text:p><text:s/>880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Dimensions</text:p>
          </table:table-cell>
          <table:table-cell table:style-name="ce33" table:number-columns-repeated="8"/>
          <table:table-cell table:style-name="ce46"/>
          <table:table-cell table:number-columns-repeated="16374"/>
        </table:table-row>
        <table:table-row table:style-name="ro1">
          <table:table-cell table:style-name="ce20" office:value-type="string" calcext:value-type="string">
            <text:p>Grandissement</text:p>
          </table:table-cell>
          <table:table-cell table:style-name="ce20" table:formula="of:=[.$B8]/[.B82]" office:value-type="string" office:string-value="" calcext:value-type="error">
            <text:p>#N/A</text:p>
          </table:table-cell>
          <table:table-cell table:style-name="ce20" table:formula="of:=[.$B8]/[.C82]" office:value-type="float" office:value="0.075" calcext:value-type="float">
            <text:p>0,07</text:p>
          </table:table-cell>
          <table:table-cell table:style-name="ce20" table:formula="of:=[.$B8]/[.D82]" office:value-type="float" office:value="0.194444444444444" calcext:value-type="float">
            <text:p>0,19</text:p>
          </table:table-cell>
          <table:table-cell table:style-name="ce20" table:formula="of:=[.$B8]/[.E82]" office:value-type="float" office:value="0.433333333333333" calcext:value-type="float">
            <text:p>0,43</text:p>
          </table:table-cell>
          <table:table-cell table:style-name="ce20" table:formula="of:=[.$B8]/[.F82]" office:value-type="float" office:value="0.791666666666667" calcext:value-type="float">
            <text:p>0,79</text:p>
          </table:table-cell>
          <table:table-cell table:style-name="ce20" table:formula="of:=[.$B8]/[.G82]" office:value-type="float" office:value="1.15" calcext:value-type="float">
            <text:p>1,15</text:p>
          </table:table-cell>
          <table:table-cell table:style-name="ce20" table:formula="of:=[.$B8]/[.H82]" office:value-type="float" office:value="1.86666666666667" calcext:value-type="float">
            <text:p>1,87</text:p>
          </table:table-cell>
          <table:table-cell table:style-name="ce20" table:formula="of:=[.$B8]/[.I82]" office:value-type="float" office:value="2.25757575757576" calcext:value-type="float">
            <text:p>2,26</text:p>
          </table:table-cell>
          <table:table-cell table:style-name="ce20" table:formula="of:=[.$B8]/[.J82]" office:value-type="float" office:value="2.359375" calcext:value-type="float">
            <text:p>2,36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Largeur objet</text:p>
          </table:table-cell>
          <table:table-cell table:style-name="ce29" table:formula="of:=[.$B$5]/[.B86]" office:value-type="string" office:string-value="" calcext:value-type="error">
            <text:p>#N/A</text:p>
          </table:table-cell>
          <table:table-cell table:style-name="ce29" table:formula="of:=[.$B$5]/[.C86]" office:value-type="float" office:value="24000" calcext:value-type="float">
            <text:p>24 000</text:p>
          </table:table-cell>
          <table:table-cell table:style-name="ce29" table:formula="of:=[.$B$5]/[.D86]" office:value-type="float" office:value="9257.14285714286" calcext:value-type="float">
            <text:p>9 257</text:p>
          </table:table-cell>
          <table:table-cell table:style-name="ce29" table:formula="of:=[.$B$5]/[.E86]" office:value-type="float" office:value="4153.84615384616" calcext:value-type="float">
            <text:p>4 154</text:p>
          </table:table-cell>
          <table:table-cell table:style-name="ce29" table:formula="of:=[.$B$5]/[.F86]" office:value-type="float" office:value="2273.68421052632" calcext:value-type="float">
            <text:p>2 274</text:p>
          </table:table-cell>
          <table:table-cell table:style-name="ce29" table:formula="of:=[.$B$5]/[.G86]" office:value-type="float" office:value="1565.21739130435" calcext:value-type="float">
            <text:p>1 565</text:p>
          </table:table-cell>
          <table:table-cell table:style-name="ce29" table:formula="of:=[.$B$5]/[.H86]" office:value-type="float" office:value="964.285714285714" calcext:value-type="float">
            <text:p><text:s/>964</text:p>
          </table:table-cell>
          <table:table-cell table:style-name="ce64" table:formula="of:=[.$B$5]/[.I86]" office:value-type="float" office:value="797.315436241611" calcext:value-type="float">
            <text:p><text:s/>797</text:p>
          </table:table-cell>
          <table:table-cell table:style-name="ce64" table:formula="of:=[.$B$5]/[.J86]" office:value-type="float" office:value="762.913907284768" calcext:value-type="float">
            <text:p><text:s/>763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Hauteur objet</text:p>
          </table:table-cell>
          <table:table-cell table:style-name="ce29" table:formula="of:=[.$B$6]/[.B86]" office:value-type="string" office:string-value="" calcext:value-type="error">
            <text:p>#N/A</text:p>
          </table:table-cell>
          <table:table-cell table:style-name="ce29" table:formula="of:=[.$B$6]/[.C86]" office:value-type="float" office:value="17518.2481751825" calcext:value-type="float">
            <text:p>17 518</text:p>
          </table:table-cell>
          <table:table-cell table:style-name="ce29" table:formula="of:=[.$B$6]/[.D86]" office:value-type="float" office:value="6757.0385818561" calcext:value-type="float">
            <text:p>6 757</text:p>
          </table:table-cell>
          <table:table-cell table:style-name="ce29" table:formula="of:=[.$B$6]/[.E86]" office:value-type="float" office:value="3032.00449185851" calcext:value-type="float">
            <text:p>3 032</text:p>
          </table:table-cell>
          <table:table-cell table:style-name="ce29" table:formula="of:=[.$B$6]/[.F86]" office:value-type="float" office:value="1659.62351133308" calcext:value-type="float">
            <text:p>1 660</text:p>
          </table:table-cell>
          <table:table-cell table:style-name="ce29" table:formula="of:=[.$B$6]/[.G86]" office:value-type="float" office:value="1142.49444620755" calcext:value-type="float">
            <text:p>1 142</text:p>
          </table:table-cell>
          <table:table-cell table:style-name="ce29" table:formula="of:=[.$B$6]/[.H86]" office:value-type="float" office:value="703.85818561001" calcext:value-type="float">
            <text:p><text:s/>704</text:p>
          </table:table-cell>
          <table:table-cell table:style-name="ce29" table:formula="of:=[.$B$6]/[.I86]" office:value-type="float" office:value="581.982070249351" calcext:value-type="float">
            <text:p><text:s/>582</text:p>
          </table:table-cell>
          <table:table-cell table:style-name="ce29" table:formula="of:=[.$B$6]/[.J86]" office:value-type="float" office:value="556.871465171364" calcext:value-type="float">
            <text:p><text:s/>557</text:p>
          </table:table-cell>
          <table:table-cell table:number-columns-repeated="16374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cus" table:style-name="ta1">
        <table:table-column table:style-name="co3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5" office:value-type="string" calcext:value-type="string">
            <text:p>Tirage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640" calcext:value-type="float">
            <text:p>640</text:p>
          </table:table-cell>
          <table:table-cell>
            <draw:frame draw:z-index="0" draw:style-name="gr1" draw:text-style-name="P1" svg:width="7.752in" svg:height="4.6906in" svg:x="0.3398in" svg:y="0in">
              <draw:object draw:notify-on-update-of-ranges="focus.A3:focus.A13 focus.B3:focus.B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style-name="ce15" table:formula="of:=[valeurs.B9]" office:value-type="float" office:value="1950" calcext:value-type="float">
            <text:p>1950</text:p>
          </table:table-cell>
          <table:table-cell table:style-name="ce70" table:formula="of:=IF(1/(1/[.B$2]-1/[.$A3])&lt;0;NA();1/(1/[.B$2]-1/[.$A3]))+[.$A3]" office:value-type="string" office:string-value="" calcext:value-type="error">
            <text:p>#N/A</text:p>
          </table:table-cell>
          <table:table-cell table:style-name="ce70" table:formula="of:=IF(1/(1/[.C$2]-1/[.$A3])&lt;0;NA();1/(1/[.C$2]-1/[.$A3]))+[.$A3]" office:value-type="float" office:value="4002.63157894737" calcext:value-type="float">
            <text:p>4 003</text:p>
          </table:table-cell>
          <table:table-cell table:style-name="ce70" table:formula="of:=IF(1/(1/[.D$2]-1/[.$A3])&lt;0;NA();1/(1/[.D$2]-1/[.$A3]))+[.$A3]" office:value-type="float" office:value="2902.67175572519" calcext:value-type="float">
            <text:p>2 903</text:p>
          </table:table-cell>
          <table:table-cell table:number-columns-repeated="10"/>
        </table:table-row>
        <table:table-row table:style-name="ro1">
          <table:table-cell table:style-name="ce15" table:formula="of:=[.A3]+[valeurs.$B$11]/10" office:value-type="float" office:value="1990" calcext:value-type="float">
            <text:p>1990</text:p>
          </table:table-cell>
          <table:table-cell table:style-name="ce70" table:formula="of:=IF(1/(1/[.B$2]-1/[.$A4])&lt;0;NA();1/(1/[.B$2]-1/[.$A4]))+[.$A4]" office:value-type="string" office:string-value="" calcext:value-type="error">
            <text:p>#N/A</text:p>
          </table:table-cell>
          <table:table-cell table:style-name="ce70" table:formula="of:=IF(1/(1/[.C$2]-1/[.$A4])&lt;0;NA();1/(1/[.C$2]-1/[.$A4]))+[.$A4]" office:value-type="float" office:value="4000.10101010101" calcext:value-type="float">
            <text:p>4 000</text:p>
          </table:table-cell>
          <table:table-cell table:style-name="ce70" table:formula="of:=IF(1/(1/[.D$2]-1/[.$A4])&lt;0;NA();1/(1/[.D$2]-1/[.$A4]))+[.$A4]" office:value-type="float" office:value="2933.40740740741" calcext:value-type="float">
            <text:p>2 933</text:p>
          </table:table-cell>
          <table:table-cell table:number-columns-repeated="10"/>
        </table:table-row>
        <table:table-row table:style-name="ro1">
          <table:table-cell table:style-name="ce15" table:formula="of:=[.A4]+[valeurs.$B$11]/10" office:value-type="float" office:value="2030" calcext:value-type="float">
            <text:p>2030</text:p>
          </table:table-cell>
          <table:table-cell table:style-name="ce70" table:formula="of:=IF(1/(1/[.B$2]-1/[.$A5])&lt;0;NA();1/(1/[.B$2]-1/[.$A5]))+[.$A5]" office:value-type="float" office:value="137363.333333332" calcext:value-type="float">
            <text:p>137 363</text:p>
          </table:table-cell>
          <table:table-cell table:style-name="ce70" table:formula="of:=IF(1/(1/[.C$2]-1/[.$A5])&lt;0;NA();1/(1/[.C$2]-1/[.$A5]))+[.$A5]" office:value-type="float" office:value="4000.87378640777" calcext:value-type="float">
            <text:p>4 001</text:p>
          </table:table-cell>
          <table:table-cell table:style-name="ce70" table:formula="of:=IF(1/(1/[.D$2]-1/[.$A5])&lt;0;NA();1/(1/[.D$2]-1/[.$A5]))+[.$A5]" office:value-type="float" office:value="2964.67625899281" calcext:value-type="float">
            <text:p>2 965</text:p>
          </table:table-cell>
          <table:table-cell table:number-columns-repeated="10"/>
        </table:table-row>
        <table:table-row table:style-name="ro1">
          <table:table-cell table:style-name="ce15" table:formula="of:=[.A5]+[valeurs.$B$11]/10" office:value-type="float" office:value="2070" calcext:value-type="float">
            <text:p>2070</text:p>
          </table:table-cell>
          <table:table-cell table:style-name="ce70" table:formula="of:=IF(1/(1/[.B$2]-1/[.$A6])&lt;0;NA();1/(1/[.B$2]-1/[.$A6]))+[.$A6]" office:value-type="float" office:value="61212.8571428571" calcext:value-type="float">
            <text:p>61 213</text:p>
          </table:table-cell>
          <table:table-cell table:style-name="ce70" table:formula="of:=IF(1/(1/[.C$2]-1/[.$A6])&lt;0;NA();1/(1/[.C$2]-1/[.$A6]))+[.$A6]" office:value-type="float" office:value="4004.57943925234" calcext:value-type="float">
            <text:p>4 005</text:p>
          </table:table-cell>
          <table:table-cell table:style-name="ce70" table:formula="of:=IF(1/(1/[.D$2]-1/[.$A6])&lt;0;NA();1/(1/[.D$2]-1/[.$A6]))+[.$A6]" office:value-type="float" office:value="2996.43356643357" calcext:value-type="float">
            <text:p>2 996</text:p>
          </table:table-cell>
          <table:table-cell table:number-columns-repeated="10"/>
        </table:table-row>
        <table:table-row table:style-name="ro1">
          <table:table-cell table:style-name="ce15" table:formula="of:=[.A6]+[valeurs.$B$11]/10" office:value-type="float" office:value="2110" calcext:value-type="float">
            <text:p>2110</text:p>
          </table:table-cell>
          <table:table-cell table:style-name="ce70" table:formula="of:=IF(1/(1/[.B$2]-1/[.$A7])&lt;0;NA();1/(1/[.B$2]-1/[.$A7]))+[.$A7]" office:value-type="float" office:value="40473.6363636364" calcext:value-type="float">
            <text:p>40 474</text:p>
          </table:table-cell>
          <table:table-cell table:style-name="ce70" table:formula="of:=IF(1/(1/[.C$2]-1/[.$A7])&lt;0;NA();1/(1/[.C$2]-1/[.$A7]))+[.$A7]" office:value-type="float" office:value="4010.9009009009" calcext:value-type="float">
            <text:p>4 011</text:p>
          </table:table-cell>
          <table:table-cell table:style-name="ce70" table:formula="of:=IF(1/(1/[.D$2]-1/[.$A7])&lt;0;NA();1/(1/[.D$2]-1/[.$A7]))+[.$A7]" office:value-type="float" office:value="3028.63945578231" calcext:value-type="float">
            <text:p>3 029</text:p>
          </table:table-cell>
          <table:table-cell table:number-columns-repeated="10"/>
        </table:table-row>
        <table:table-row table:style-name="ro1">
          <table:table-cell table:style-name="ce8" table:formula="of:=[.A7]+[valeurs.$B$11]/10" office:value-type="float" office:value="2150" calcext:value-type="float">
            <text:p>2150</text:p>
          </table:table-cell>
          <table:table-cell table:style-name="ce70" table:formula="of:=IF(1/(1/[.B$2]-1/[.$A8])&lt;0;NA();1/(1/[.B$2]-1/[.$A8]))+[.$A8]" office:value-type="float" office:value="30816.6666666667" calcext:value-type="float">
            <text:p>30 817</text:p>
          </table:table-cell>
          <table:table-cell table:style-name="ce70" table:formula="of:=IF(1/(1/[.C$2]-1/[.$A8])&lt;0;NA();1/(1/[.C$2]-1/[.$A8]))+[.$A8]" office:value-type="float" office:value="4019.5652173913" calcext:value-type="float">
            <text:p>4 020</text:p>
          </table:table-cell>
          <table:table-cell table:style-name="ce70" table:formula="of:=IF(1/(1/[.D$2]-1/[.$A8])&lt;0;NA();1/(1/[.D$2]-1/[.$A8]))+[.$A8]" office:value-type="float" office:value="3061.2582781457" calcext:value-type="float">
            <text:p>3 061</text:p>
          </table:table-cell>
          <table:table-cell table:number-columns-repeated="10"/>
        </table:table-row>
        <table:table-row table:style-name="ro1">
          <table:table-cell table:style-name="ce15" table:formula="of:=[.A8]+[valeurs.$B$11]/10" office:value-type="float" office:value="2190" calcext:value-type="float">
            <text:p>2190</text:p>
          </table:table-cell>
          <table:table-cell table:style-name="ce70" table:formula="of:=IF(1/(1/[.B$2]-1/[.$A9])&lt;0;NA();1/(1/[.B$2]-1/[.$A9]))+[.$A9]" office:value-type="float" office:value="25242.6315789474" calcext:value-type="float">
            <text:p>25 243</text:p>
          </table:table-cell>
          <table:table-cell table:style-name="ce70" table:formula="of:=IF(1/(1/[.C$2]-1/[.$A9])&lt;0;NA();1/(1/[.C$2]-1/[.$A9]))+[.$A9]" office:value-type="float" office:value="4030.33613445378" calcext:value-type="float">
            <text:p>4 030</text:p>
          </table:table-cell>
          <table:table-cell table:style-name="ce70" table:formula="of:=IF(1/(1/[.D$2]-1/[.$A9])&lt;0;NA();1/(1/[.D$2]-1/[.$A9]))+[.$A9]" office:value-type="float" office:value="3094.25806451613" calcext:value-type="float">
            <text:p>3 094</text:p>
          </table:table-cell>
          <table:table-cell table:number-columns-repeated="10"/>
        </table:table-row>
        <table:table-row table:style-name="ro1">
          <table:table-cell table:style-name="ce15" table:formula="of:=[.A9]+[valeurs.$B$11]/10" office:value-type="float" office:value="2230" calcext:value-type="float">
            <text:p>2230</text:p>
          </table:table-cell>
          <table:table-cell table:style-name="ce70" table:formula="of:=IF(1/(1/[.B$2]-1/[.$A10])&lt;0;NA();1/(1/[.B$2]-1/[.$A10]))+[.$A10]" office:value-type="float" office:value="21621.3043478261" calcext:value-type="float">
            <text:p>21 621</text:p>
          </table:table-cell>
          <table:table-cell table:style-name="ce70" table:formula="of:=IF(1/(1/[.C$2]-1/[.$A10])&lt;0;NA();1/(1/[.C$2]-1/[.$A10]))+[.$A10]" office:value-type="float" office:value="4043.0081300813" calcext:value-type="float">
            <text:p>4 043</text:p>
          </table:table-cell>
          <table:table-cell table:style-name="ce70" table:formula="of:=IF(1/(1/[.D$2]-1/[.$A10])&lt;0;NA();1/(1/[.D$2]-1/[.$A10]))+[.$A10]" office:value-type="float" office:value="3127.61006289308" calcext:value-type="float">
            <text:p>3 128</text:p>
          </table:table-cell>
          <table:table-cell table:number-columns-repeated="10"/>
        </table:table-row>
        <table:table-row table:style-name="ro1">
          <table:table-cell table:style-name="ce15" table:formula="of:=[.A10]+[valeurs.$B$11]/10" office:value-type="float" office:value="2270" calcext:value-type="float">
            <text:p>2270</text:p>
          </table:table-cell>
          <table:table-cell table:style-name="ce70" table:formula="of:=IF(1/(1/[.B$2]-1/[.$A11])&lt;0;NA();1/(1/[.B$2]-1/[.$A11]))+[.$A11]" office:value-type="float" office:value="19084.8148148148" calcext:value-type="float">
            <text:p>19 085</text:p>
          </table:table-cell>
          <table:table-cell table:style-name="ce70" table:formula="of:=IF(1/(1/[.C$2]-1/[.$A11])&lt;0;NA();1/(1/[.C$2]-1/[.$A11]))+[.$A11]" office:value-type="float" office:value="4057.40157480315" calcext:value-type="float">
            <text:p>4 057</text:p>
          </table:table-cell>
          <table:table-cell table:style-name="ce70" table:formula="of:=IF(1/(1/[.D$2]-1/[.$A11])&lt;0;NA();1/(1/[.D$2]-1/[.$A11]))+[.$A11]" office:value-type="float" office:value="3161.28834355828" calcext:value-type="float">
            <text:p>3 161</text:p>
          </table:table-cell>
          <table:table-cell table:number-columns-repeated="10"/>
        </table:table-row>
        <table:table-row table:style-name="ro1">
          <table:table-cell table:style-name="ce15" table:formula="of:=[.A11]+[valeurs.$B$11]/10" office:value-type="float" office:value="2310" calcext:value-type="float">
            <text:p>2310</text:p>
          </table:table-cell>
          <table:table-cell table:style-name="ce70" table:formula="of:=IF(1/(1/[.B$2]-1/[.$A12])&lt;0;NA();1/(1/[.B$2]-1/[.$A12]))+[.$A12]" office:value-type="float" office:value="17213.2258064516" calcext:value-type="float">
            <text:p>17 213</text:p>
          </table:table-cell>
          <table:table-cell table:style-name="ce70" table:formula="of:=IF(1/(1/[.C$2]-1/[.$A12])&lt;0;NA();1/(1/[.C$2]-1/[.$A12]))+[.$A12]" office:value-type="float" office:value="4073.35877862595" calcext:value-type="float">
            <text:p>4 073</text:p>
          </table:table-cell>
          <table:table-cell table:style-name="ce70" table:formula="of:=IF(1/(1/[.D$2]-1/[.$A12])&lt;0;NA();1/(1/[.D$2]-1/[.$A12]))+[.$A12]" office:value-type="float" office:value="3195.26946107784" calcext:value-type="float">
            <text:p>3 195</text:p>
          </table:table-cell>
          <table:table-cell table:number-columns-repeated="10"/>
        </table:table-row>
        <table:table-row table:style-name="ro1">
          <table:table-cell table:style-name="ce15" table:formula="of:=[.A12]+[valeurs.$B$11]/10" office:value-type="float" office:value="2350" calcext:value-type="float">
            <text:p>2350</text:p>
          </table:table-cell>
          <table:table-cell table:style-name="ce70" table:formula="of:=IF(1/(1/[.B$2]-1/[.$A13])&lt;0;NA();1/(1/[.B$2]-1/[.$A13]))+[.$A13]" office:value-type="float" office:value="15778.5714285714" calcext:value-type="float">
            <text:p>15 779</text:p>
          </table:table-cell>
          <table:table-cell table:style-name="ce70" table:formula="of:=IF(1/(1/[.C$2]-1/[.$A13])&lt;0;NA();1/(1/[.C$2]-1/[.$A13]))+[.$A13]" office:value-type="float" office:value="4090.74074074074" calcext:value-type="float">
            <text:p>4 091</text:p>
          </table:table-cell>
          <table:table-cell table:style-name="ce70" table:formula="of:=IF(1/(1/[.D$2]-1/[.$A13])&lt;0;NA();1/(1/[.D$2]-1/[.$A13]))+[.$A13]" office:value-type="float" office:value="3229.53216374269" calcext:value-type="float">
            <text:p>3 230</text:p>
          </table:table-cell>
          <table:table-cell table:number-columns-repeated="10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4"/>
          <table:table-cell>
            <draw:frame draw:z-index="1" draw:style-name="gr1" draw:text-style-name="P1" svg:width="7.7421in" svg:height="4.6638in" svg:x="0.3846in" svg:y="0.1094in">
              <draw:object draw:notify-on-update-of-ranges="focus.A3:focus.A13 focus.C3:focus.C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13"/>
          <table:table-cell>
            <draw:frame draw:z-index="2" draw:style-name="gr1" draw:text-style-name="P1" svg:width="7.7421in" svg:height="4.5531in" svg:x="0.1488in" svg:y="0.028in">
              <draw:object draw:notify-on-update-of-ranges="focus.A3:focus.A13 focus.D3:focus.D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ouverture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</table:table>
      <table:named-expressions/>
      <table:database-ranges>
        <table:database-range table:name="__Anonymous_Sheet_DB__0" table:target-range-address="valeurs.A47:valeurs.H7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10">
      <style:text-properties fo:color="#ff0000"/>
      <number:text>-</number:text>
      <number:number number:decimal-places="0" number:min-decimal-places="0" number:min-integer-digits="1"/>
      <style:map style:condition="value()&gt;=0" style:apply-style-name="N110P0"/>
    </number:number-style>
    <number:number-style style:name="N109">
      <number:number number:decimal-places="0" number:min-decimal-places="0" number:min-integer-digits="1">
        <number:embedded-text number:position="3"> </number:embedded-text>
      </number:number>
    </number:number-style>
    <number:number-style style:name="N108P0" style:volatile="true">
      <number:number number:decimal-places="0" number:min-decimal-places="0" number:min-integer-digits="1"/>
    </number:number-style>
    <number:number-style style:name="N108">
      <style:text-properties fo:color="#ff0000"/>
      <number:text>-</number:text>
      <number:number number:decimal-places="0" number:min-decimal-places="0" number:min-integer-digits="1"/>
      <style:map style:condition="value()&gt;=0" style:apply-style-name="N108P0"/>
    </number:number-style>
    <number:number-style style:name="N107">
      <number:number number:decimal-places="1" number:min-decimal-places="1" number:min-integer-digits="1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21:27:44.724835569</meta:creation-date>
    <dc:date>2024-03-06T10:09:49.916078284</dc:date>
    <meta:editing-duration>P1DT2H16M59S</meta:editing-duration>
    <meta:editing-cycles>20</meta:editing-cycles>
    <meta:generator>LibreOffice/7.4.5.1$Linux_X86_64 LibreOffice_project/40$Build-1</meta:generator>
    <meta:document-statistic meta:table-count="3" meta:cell-count="65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 draw:fill-image-name="ChartBitmap_20_1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91cm" svg:height="11.915cm" xlink:href=".." xlink:type="simple" chart:class="chart:scatter" chart:style-name="ch1">
        <chart:title svg:x="9.087cm" svg:y="0.374cm" chart:style-name="ch2">
          <text:p>f=2000</text:p>
        </chart:title>
        <chart:subtitle svg:x="7.327cm" svg:y="0.937cm" chart:style-name="ch3">
          <text:p>Diagramme de mise au point</text:p>
        </chart:subtitle>
        <chart:plot-area chart:style-name="ch4" table:cell-range-address="focus.A3:focus.B13" svg:x="0.69cm" svg:y="1.62cm" svg:width="18.608cm" svg:height="9.711cm">
          <chart:coordinate-region svg:x="2.158cm" svg:y="1.819cm" svg:width="16.768cm" svg:height="8.865cm"/>
          <chart:axis chart:dimension="x" chart:name="primary-x" chart:style-name="ch5">
            <chart:title svg:x="8.349cm" svg:y="11.355cm" chart:style-name="ch6">
              <text:p>distance écran-lentill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8.001cm" chart:style-name="ch10">
              <text:p>distance écran-objet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focus.B3:focus.B13" chart:class="chart:scatter">
            <chart:domain table:cell-range-address="focus.A3:focus.A1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0">
                <text:p>1950</text:p>
                <draw:g>
                  <svg:desc>focus.A3:focus.A13</svg:desc>
                </draw:g>
              </table:table-cell>
              <table:table-cell office:value-type="float" office:value="NaN">
                <text:p>NaN</text:p>
                <draw:g>
                  <svg:desc>focus.B3:focus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0">
                <text:p>2030</text:p>
              </table:table-cell>
              <table:table-cell office:value-type="float" office:value="137363.333333332">
                <text:p>137363.333333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0">
                <text:p>2070</text:p>
              </table:table-cell>
              <table:table-cell office:value-type="float" office:value="61212.8571428571">
                <text:p>61212.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0">
                <text:p>2110</text:p>
              </table:table-cell>
              <table:table-cell office:value-type="float" office:value="40473.6363636364">
                <text:p>40473.636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50">
                <text:p>2150</text:p>
              </table:table-cell>
              <table:table-cell office:value-type="float" office:value="30816.6666666667">
                <text:p>30816.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0">
                <text:p>2190</text:p>
              </table:table-cell>
              <table:table-cell office:value-type="float" office:value="25242.6315789474">
                <text:p>25242.6315789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0">
                <text:p>2230</text:p>
              </table:table-cell>
              <table:table-cell office:value-type="float" office:value="21621.3043478261">
                <text:p>21621.3043478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70">
                <text:p>2270</text:p>
              </table:table-cell>
              <table:table-cell office:value-type="float" office:value="19084.8148148148">
                <text:p>19084.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10">
                <text:p>2310</text:p>
              </table:table-cell>
              <table:table-cell office:value-type="float" office:value="17213.2258064516">
                <text:p>17213.2258064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">
                <text:p>2350</text:p>
              </table:table-cell>
              <table:table-cell office:value-type="float" office:value="15778.5714285714">
                <text:p>15778.5714285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D085463572746166.png" xlink:type="simple" xlink:show="embed" xlink:actuate="onLoad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66cm" svg:height="11.847cm" xlink:href=".." xlink:type="simple" chart:class="chart:scatter" chart:style-name="ch1">
        <chart:title svg:x="9.075cm" svg:y="0.372cm" chart:style-name="ch2">
          <text:p>f=1000</text:p>
        </chart:title>
        <chart:subtitle svg:x="7.381cm" svg:y="0.926cm" chart:style-name="ch3">
          <text:p>Diagramme de mise au point</text:p>
        </chart:subtitle>
        <chart:plot-area chart:style-name="ch4" table:cell-range-address="focus.A3:focus.A13 focus.C3:focus.C13" svg:x="1.057cm" svg:y="1.609cm" svg:width="18.216cm" svg:height="9.66cm">
          <chart:coordinate-region svg:x="2.155cm" svg:y="1.808cm" svg:width="16.746cm" svg:height="8.814cm"/>
          <chart:axis chart:dimension="x" chart:name="primary-x" chart:style-name="ch5">
            <chart:title svg:x="8.52cm" svg:y="11.287cm" chart:style-name="ch6">
              <text:p>distance écran-lentill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04cm" svg:y="7.965cm" chart:style-name="ch10">
              <text:p>distance écran-objet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focus.C3:focus.C13" chart:class="chart:scatter">
            <chart:domain table:cell-range-address="focus.A3:focus.A1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0">
                <text:p>1950</text:p>
                <draw:g>
                  <svg:desc>focus.A3:focus.A13</svg:desc>
                </draw:g>
              </table:table-cell>
              <table:table-cell office:value-type="float" office:value="4002.63157894737">
                <text:p>4002.63157894737</text:p>
                <draw:g>
                  <svg:desc>focus.C3:focu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0">
                <text:p>1990</text:p>
              </table:table-cell>
              <table:table-cell office:value-type="float" office:value="4000.10101010101">
                <text:p>4000.10101010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0">
                <text:p>2030</text:p>
              </table:table-cell>
              <table:table-cell office:value-type="float" office:value="4000.87378640777">
                <text:p>4000.87378640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0">
                <text:p>2070</text:p>
              </table:table-cell>
              <table:table-cell office:value-type="float" office:value="4004.57943925234">
                <text:p>4004.57943925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0">
                <text:p>2110</text:p>
              </table:table-cell>
              <table:table-cell office:value-type="float" office:value="4010.9009009009">
                <text:p>4010.9009009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50">
                <text:p>2150</text:p>
              </table:table-cell>
              <table:table-cell office:value-type="float" office:value="4019.5652173913">
                <text:p>4019.5652173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0">
                <text:p>2190</text:p>
              </table:table-cell>
              <table:table-cell office:value-type="float" office:value="4030.33613445378">
                <text:p>4030.33613445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0">
                <text:p>2230</text:p>
              </table:table-cell>
              <table:table-cell office:value-type="float" office:value="4043.0081300813">
                <text:p>4043.0081300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70">
                <text:p>2270</text:p>
              </table:table-cell>
              <table:table-cell office:value-type="float" office:value="4057.40157480315">
                <text:p>4057.40157480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10">
                <text:p>2310</text:p>
              </table:table-cell>
              <table:table-cell office:value-type="float" office:value="4073.35877862595">
                <text:p>4073.35877862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">
                <text:p>2350</text:p>
              </table:table-cell>
              <table:table-cell office:value-type="float" office:value="4090.74074074074">
                <text:p>4090.74074074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D085463572746166.png" xlink:type="simple" xlink:show="embed" xlink:actuate="onLoad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66cm" svg:height="11.566cm" xlink:href=".." xlink:type="simple" chart:class="chart:scatter" chart:style-name="ch1">
        <chart:title svg:x="9.194cm" svg:y="0.367cm" chart:style-name="ch2">
          <text:p>f=640</text:p>
        </chart:title>
        <chart:subtitle svg:x="7.249cm" svg:y="0.926cm" chart:style-name="ch3">
          <text:p>Diagramme de mise au point</text:p>
        </chart:subtitle>
        <chart:plot-area chart:style-name="ch4" table:cell-range-address="focus.A3:focus.A13 focus.D3:focus.D13" svg:x="1.057cm" svg:y="1.565cm" svg:width="18.216cm" svg:height="9.45cm">
          <chart:coordinate-region svg:x="2.155cm" svg:y="1.765cm" svg:width="16.746cm" svg:height="8.604cm"/>
          <chart:axis chart:dimension="x" chart:name="primary-x" chart:style-name="ch5">
            <chart:title svg:x="8.52cm" svg:y="11.006cm" chart:style-name="ch6">
              <text:p>distance écran-lentill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04cm" svg:y="7.816cm" chart:style-name="ch10">
              <text:p>distance écran-objet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focus.D3:focus.D13" chart:class="chart:scatter">
            <chart:domain table:cell-range-address="focus.A3:focus.A1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0">
                <text:p>1950</text:p>
                <draw:g>
                  <svg:desc>focus.A3:focus.A13</svg:desc>
                </draw:g>
              </table:table-cell>
              <table:table-cell office:value-type="float" office:value="2902.67175572519">
                <text:p>2902.67175572519</text:p>
                <draw:g>
                  <svg:desc>focus.D3:focus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0">
                <text:p>1990</text:p>
              </table:table-cell>
              <table:table-cell office:value-type="float" office:value="2933.40740740741">
                <text:p>2933.40740740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0">
                <text:p>2030</text:p>
              </table:table-cell>
              <table:table-cell office:value-type="float" office:value="2964.67625899281">
                <text:p>2964.67625899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0">
                <text:p>2070</text:p>
              </table:table-cell>
              <table:table-cell office:value-type="float" office:value="2996.43356643357">
                <text:p>2996.43356643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0">
                <text:p>2110</text:p>
              </table:table-cell>
              <table:table-cell office:value-type="float" office:value="3028.63945578231">
                <text:p>3028.63945578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50">
                <text:p>2150</text:p>
              </table:table-cell>
              <table:table-cell office:value-type="float" office:value="3061.2582781457">
                <text:p>3061.2582781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0">
                <text:p>2190</text:p>
              </table:table-cell>
              <table:table-cell office:value-type="float" office:value="3094.25806451613">
                <text:p>3094.25806451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30">
                <text:p>2230</text:p>
              </table:table-cell>
              <table:table-cell office:value-type="float" office:value="3127.61006289308">
                <text:p>3127.61006289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70">
                <text:p>2270</text:p>
              </table:table-cell>
              <table:table-cell office:value-type="float" office:value="3161.28834355828">
                <text:p>3161.28834355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10">
                <text:p>2310</text:p>
              </table:table-cell>
              <table:table-cell office:value-type="float" office:value="3195.26946107784">
                <text:p>3195.26946107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">
                <text:p>2350</text:p>
              </table:table-cell>
              <table:table-cell office:value-type="float" office:value="3229.53216374269">
                <text:p>3229.532163742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fill-image draw:name="ChartBitmap_20_1" draw:display-name="ChartBitmap 1" xlink:href="Pictures/100000000000000800000008D085463572746166.png" xlink:type="simple" xlink:show="embed" xlink:actuate="onLoad"/>
  </office:styles>
</office:document-styles>
</file>